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2.67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2.731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imilar" table:style-name="ta1">
        <table:shapes>
          <draw:frame draw:z-index="0" draw:style-name="gr1" svg:width="36.059cm" svg:height="10.492cm" svg:x="1.174cm" svg:y="5.153cm">
            <draw:object draw:notify-on-update-of-ranges="Similar.A1:Similar.A1 Similar.A2:Similar.A11 Similar.H1:Similar.H1 Similar.H2:Similar.H11 Similar.J1:Similar.J1 Similar.J2:Similar.J11 Similar.L1:Similar.L1 Similar.L2:Similar.L11 Similar.N1:Similar.N1 Similar.N2:Similar.N11 Similar.P1:Similar.P1 Similar.P2:Similar.P11 Similar.R1:Similar.R1 Similar.R2:Similar.R11 Similar.T1:Similar.T1 Similar.T2:Similar.T11 Similar.V1:Similar.V1 Similar.V2:Similar.V11 Similar.X1:Similar.X1 Similar.X2:Similar.X11 Similar.Z1:Similar.Z1 Similar.Z2:Similar.Z11 Similar.AB1:Similar.AB1 Similar.AB2:Similar.AB11 Similar.AD1:Similar.AD1 Similar.AD2:Similar.AD11 Similar.AF1:Similar.AF1 Similar.AF2:Similar.AF11 Similar.AH1:Similar.AH1 Similar.AH2:Similar.AH11 Similar.AJ1:Similar.AJ1 Similar.AJ2:Similar.AJ11 Similar.AL1:Similar.AL1 Similar.AL2:Similar.AL11 Similar.AN1:Similar.AN1 Similar.AN2:Similar.AN11 Similar.AP1:Similar.AP1 Similar.AP2:Similar.AP11 Similar.AR1:Similar.AR1 Similar.AR2:Similar.AR11 Similar.AT1:Similar.AT1 Similar.AT2:Similar.AT11 Similar.AV1:Similar.AV1 Similar.AV2:Similar.AV11 Similar.AX1:Similar.AX1 Similar.AX2:Similar.AX11 Similar.AZ1:Similar.AZ1 Similar.AZ2:Similar.AZ11 Similar.BB1:Similar.BB1 Similar.BB2:Similar.BB11 Similar.BD1:Similar.BD1 Similar.BD2:Similar.BD11 Similar.BF1:Similar.BF1 Similar.BF2:Similar.BF11 Similar.BH1:Similar.BH1 Similar.BH2:Similar.BH11 Similar.BJ1:Similar.BJ1 Similar.BJ2:Similar.BJ11 Similar.BL1:Similar.BL1 Similar.BL2:Similar.BL11 Similar.BN1:Similar.BN1 Similar.BN2:Similar.BN11 Similar.BP1:Similar.BP1 Similar.BP2:Similar.BP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6.03cm" svg:height="14.676cm" svg:x="1.23cm" svg:y="16.243cm">
            <draw:object draw:notify-on-update-of-ranges="Similar.A1:Similar.A1 Similar.A2:Similar.A11 Similar.G1:Similar.G1 Similar.G2:Similar.G11 Similar.I1:Similar.I1 Similar.I2:Similar.I11 Similar.K1:Similar.K1 Similar.K2:Similar.K11 Similar.M1:Similar.M1 Similar.M2:Similar.M11 Similar.O1:Similar.O1 Similar.O2:Similar.O11 Similar.Q1:Similar.Q1 Similar.Q2:Similar.Q11 Similar.S1:Similar.S1 Similar.S2:Similar.S11 Similar.U1:Similar.U1 Similar.U2:Similar.U11 Similar.W1:Similar.W1 Similar.W2:Similar.W11 Similar.Y1:Similar.Y1 Similar.Y2:Similar.Y11 Similar.AA1:Similar.AA1 Similar.AA2:Similar.AA11 Similar.AC1:Similar.AC1 Similar.AC2:Similar.AC11 Similar.AE1:Similar.AE1 Similar.AE2:Similar.AE11 Similar.AG1:Similar.AG1 Similar.AG2:Similar.AG11 Similar.AI1:Similar.AI1 Similar.AI2:Similar.AI11 Similar.AK1:Similar.AK1 Similar.AK2:Similar.AK11 Similar.AM1:Similar.AM1 Similar.AM2:Similar.AM11 Similar.AO1:Similar.AO1 Similar.AO2:Similar.AO11 Similar.AQ1:Similar.AQ1 Similar.AQ2:Similar.AQ11 Similar.AS1:Similar.AS1 Similar.AS2:Similar.AS11 Similar.AU1:Similar.AU1 Similar.AU2:Similar.AU11 Similar.AW1:Similar.AW1 Similar.AW2:Similar.AW11 Similar.AY1:Similar.AY1 Similar.AY2:Similar.AY11 Similar.BA1:Similar.BA1 Similar.BA2:Similar.BA11 Similar.BC1:Similar.BC1 Similar.BC2:Similar.BC11 Similar.BE1:Similar.BE1 Similar.BE2:Similar.BE11 Similar.BG1:Similar.BG1 Similar.BG2:Similar.BG11 Similar.BI1:Similar.BI1 Similar.BI2:Similar.BI11 Similar.BK1:Similar.BK1 Similar.BK2:Similar.BK11 Similar.BM1:Similar.BM1 Similar.BM2:Similar.BM11 Similar.BO1:Similar.BO1 Similar.BO2:Similar.BO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.884806520795">
            <text:p>0.8848065208</text:p>
          </table:table-cell>
          <table:table-cell office:value-type="float" office:value="0.902509062309">
            <text:p>0.9025090623</text:p>
          </table:table-cell>
          <table:table-cell office:value-type="float" office:value="0.855929018465">
            <text:p>0.8559290185</text:p>
          </table:table-cell>
          <table:table-cell office:value-type="float" office:value="0">
            <text:p>0</text:p>
          </table:table-cell>
          <table:table-cell office:value-type="float" office:value="0.855229588566">
            <text:p>0.8552295886</text:p>
          </table:table-cell>
          <table:table-cell office:value-type="float" office:value="0">
            <text:p>0</text:p>
          </table:table-cell>
          <table:table-cell office:value-type="float" office:value="0.79305807879">
            <text:p>0.7930580788</text:p>
          </table:table-cell>
          <table:table-cell office:value-type="float" office:value="0">
            <text:p>0</text:p>
          </table:table-cell>
          <table:table-cell office:value-type="float" office:value="0.794003208793">
            <text:p>0.7940032088</text:p>
          </table:table-cell>
          <table:table-cell office:value-type="float" office:value="0">
            <text:p>0</text:p>
          </table:table-cell>
          <table:table-cell office:value-type="float" office:value="0.804096298654">
            <text:p>0.8040962987</text:p>
          </table:table-cell>
          <table:table-cell office:value-type="float" office:value="0">
            <text:p>0</text:p>
          </table:table-cell>
          <table:table-cell office:value-type="float" office:value="0.840465109899">
            <text:p>0.8404651099</text:p>
          </table:table-cell>
          <table:table-cell office:value-type="float" office:value="0">
            <text:p>0</text:p>
          </table:table-cell>
          <table:table-cell office:value-type="float" office:value="0.789655948666">
            <text:p>0.7896559487</text:p>
          </table:table-cell>
          <table:table-cell office:value-type="float" office:value="2">
            <text:p>2</text:p>
          </table:table-cell>
          <table:table-cell office:value-type="float" office:value="0.780511944539">
            <text:p>0.7805119445</text:p>
          </table:table-cell>
          <table:table-cell office:value-type="float" office:value="1">
            <text:p>1</text:p>
          </table:table-cell>
          <table:table-cell office:value-type="float" office:value="0.793207282897">
            <text:p>0.7932072829</text:p>
          </table:table-cell>
          <table:table-cell office:value-type="float" office:value="1">
            <text:p>1</text:p>
          </table:table-cell>
          <table:table-cell office:value-type="float" office:value="0.855304206268">
            <text:p>0.8553042063</text:p>
          </table:table-cell>
          <table:table-cell office:value-type="float" office:value="0">
            <text:p>0</text:p>
          </table:table-cell>
          <table:table-cell office:value-type="float" office:value="0.76430302195">
            <text:p>0.764303022</text:p>
          </table:table-cell>
          <table:table-cell office:value-type="float" office:value="1">
            <text:p>1</text:p>
          </table:table-cell>
          <table:table-cell office:value-type="float" office:value="0.799617690999">
            <text:p>0.799617691</text:p>
          </table:table-cell>
          <table:table-cell office:value-type="float" office:value="1">
            <text:p>1</text:p>
          </table:table-cell>
          <table:table-cell office:value-type="float" office:value="0.776623717853">
            <text:p>0.7766237179</text:p>
          </table:table-cell>
          <table:table-cell office:value-type="float" office:value="0">
            <text:p>0</text:p>
          </table:table-cell>
          <table:table-cell office:value-type="float" office:value="0.841950444953">
            <text:p>0.841950445</text:p>
          </table:table-cell>
          <table:table-cell office:value-type="float" office:value="0">
            <text:p>0</text:p>
          </table:table-cell>
          <table:table-cell office:value-type="float" office:value="0.842213552993">
            <text:p>0.842213553</text:p>
          </table:table-cell>
          <table:table-cell office:value-type="float" office:value="0">
            <text:p>0</text:p>
          </table:table-cell>
          <table:table-cell office:value-type="float" office:value="0.84106597292">
            <text:p>0.8410659729</text:p>
          </table:table-cell>
          <table:table-cell office:value-type="float" office:value="0">
            <text:p>0</text:p>
          </table:table-cell>
          <table:table-cell office:value-type="float" office:value="0.777991380883">
            <text:p>0.7779913809</text:p>
          </table:table-cell>
          <table:table-cell office:value-type="float" office:value="0">
            <text:p>0</text:p>
          </table:table-cell>
          <table:table-cell office:value-type="float" office:value="0.780850992001">
            <text:p>0.780850992</text:p>
          </table:table-cell>
          <table:table-cell office:value-type="float" office:value="0">
            <text:p>0</text:p>
          </table:table-cell>
          <table:table-cell office:value-type="float" office:value="0.781410707104">
            <text:p>0.7814107071</text:p>
          </table:table-cell>
          <table:table-cell office:value-type="float" office:value="0">
            <text:p>0</text:p>
          </table:table-cell>
          <table:table-cell office:value-type="float" office:value="0.780059109355">
            <text:p>0.7800591094</text:p>
          </table:table-cell>
          <table:table-cell office:value-type="float" office:value="1">
            <text:p>1</text:p>
          </table:table-cell>
          <table:table-cell office:value-type="float" office:value="0.779760691197">
            <text:p>0.7797606912</text:p>
          </table:table-cell>
          <table:table-cell office:value-type="float" office:value="1">
            <text:p>1</text:p>
          </table:table-cell>
          <table:table-cell office:value-type="float" office:value="0.779773905052">
            <text:p>0.7797739051</text:p>
          </table:table-cell>
          <table:table-cell office:value-type="float" office:value="0">
            <text:p>0</text:p>
          </table:table-cell>
          <table:table-cell office:value-type="float" office:value="0.853488450119">
            <text:p>0.8534884501</text:p>
          </table:table-cell>
          <table:table-cell office:value-type="float" office:value="0">
            <text:p>0</text:p>
          </table:table-cell>
          <table:table-cell office:value-type="float" office:value="0.859998150002">
            <text:p>0.85999815</text:p>
          </table:table-cell>
          <table:table-cell office:value-type="float" office:value="0">
            <text:p>0</text:p>
          </table:table-cell>
          <table:table-cell office:value-type="float" office:value="0.851598076077">
            <text:p>0.8515980761</text:p>
          </table:table-cell>
          <table:table-cell office:value-type="float" office:value="0">
            <text:p>0</text:p>
          </table:table-cell>
          <table:table-cell office:value-type="float" office:value="0.789498342803">
            <text:p>0.7894983428</text:p>
          </table:table-cell>
          <table:table-cell office:value-type="float" office:value="0">
            <text:p>0</text:p>
          </table:table-cell>
          <table:table-cell office:value-type="float" office:value="0.786359471104">
            <text:p>0.7863594711</text:p>
          </table:table-cell>
          <table:table-cell office:value-type="float" office:value="1">
            <text:p>1</text:p>
          </table:table-cell>
          <table:table-cell office:value-type="float" office:value="0.792980974306">
            <text:p>0.7929809743</text:p>
          </table:table-cell>
          <table:table-cell office:value-type="float" office:value="1">
            <text:p>1</text:p>
          </table:table-cell>
          <table:table-cell office:value-type="float" office:value="0.773038028009">
            <text:p>0.773038028</text:p>
          </table:table-cell>
          <table:table-cell office:value-type="float" office:value="0">
            <text:p>0</text:p>
          </table:table-cell>
          <table:table-cell office:value-type="float" office:value="0.798081326875">
            <text:p>0.7980813269</text:p>
          </table:table-cell>
          <table:table-cell office:value-type="float" office:value="0">
            <text:p>0</text:p>
          </table:table-cell>
          <table:table-cell office:value-type="float" office:value="0.801279742699">
            <text:p>0.801279742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0.831895904095">
            <text:p>0.8318959041</text:p>
          </table:table-cell>
          <table:table-cell office:value-type="float" office:value="0.866946082331">
            <text:p>0.8669460823</text:p>
          </table:table-cell>
          <table:table-cell office:value-type="float" office:value="0.689947773072">
            <text:p>0.6899477731</text:p>
          </table:table-cell>
          <table:table-cell office:value-type="float" office:value="0">
            <text:p>0</text:p>
          </table:table-cell>
          <table:table-cell office:value-type="float" office:value="0.685106360471">
            <text:p>0.6851063605</text:p>
          </table:table-cell>
          <table:table-cell office:value-type="float" office:value="0">
            <text:p>0</text:p>
          </table:table-cell>
          <table:table-cell office:value-type="float" office:value="0.647820465291">
            <text:p>0.6478204653</text:p>
          </table:table-cell>
          <table:table-cell office:value-type="float" office:value="0">
            <text:p>0</text:p>
          </table:table-cell>
          <table:table-cell office:value-type="float" office:value="0.646108941374">
            <text:p>0.6461089414</text:p>
          </table:table-cell>
          <table:table-cell office:value-type="float" office:value="0">
            <text:p>0</text:p>
          </table:table-cell>
          <table:table-cell office:value-type="float" office:value="0.650967748315">
            <text:p>0.6509677483</text:p>
          </table:table-cell>
          <table:table-cell office:value-type="float" office:value="0">
            <text:p>0</text:p>
          </table:table-cell>
          <table:table-cell office:value-type="float" office:value="0.676794699505">
            <text:p>0.6767946995</text:p>
          </table:table-cell>
          <table:table-cell office:value-type="float" office:value="0">
            <text:p>0</text:p>
          </table:table-cell>
          <table:table-cell office:value-type="float" office:value="0.638879908317">
            <text:p>0.6388799083</text:p>
          </table:table-cell>
          <table:table-cell office:value-type="float" office:value="0">
            <text:p>0</text:p>
          </table:table-cell>
          <table:table-cell office:value-type="float" office:value="0.624576586222">
            <text:p>0.6245765862</text:p>
          </table:table-cell>
          <table:table-cell office:value-type="float" office:value="0">
            <text:p>0</text:p>
          </table:table-cell>
          <table:table-cell office:value-type="float" office:value="0.647219866116">
            <text:p>0.6472198661</text:p>
          </table:table-cell>
          <table:table-cell office:value-type="float" office:value="0">
            <text:p>0</text:p>
          </table:table-cell>
          <table:table-cell office:value-type="float" office:value="0.690677840718">
            <text:p>0.6906778407</text:p>
          </table:table-cell>
          <table:table-cell office:value-type="float" office:value="0">
            <text:p>0</text:p>
          </table:table-cell>
          <table:table-cell office:value-type="float" office:value="0.622776952782">
            <text:p>0.6227769528</text:p>
          </table:table-cell>
          <table:table-cell office:value-type="float" office:value="0">
            <text:p>0</text:p>
          </table:table-cell>
          <table:table-cell office:value-type="float" office:value="0.64554606619">
            <text:p>0.6455460662</text:p>
          </table:table-cell>
          <table:table-cell office:value-type="float" office:value="0">
            <text:p>0</text:p>
          </table:table-cell>
          <table:table-cell office:value-type="float" office:value="0.619704105386">
            <text:p>0.6197041054</text:p>
          </table:table-cell>
          <table:table-cell office:value-type="float" office:value="0">
            <text:p>0</text:p>
          </table:table-cell>
          <table:table-cell office:value-type="float" office:value="0.684891088317">
            <text:p>0.6848910883</text:p>
          </table:table-cell>
          <table:table-cell office:value-type="float" office:value="0">
            <text:p>0</text:p>
          </table:table-cell>
          <table:table-cell office:value-type="float" office:value="0.671905198705">
            <text:p>0.6719051987</text:p>
          </table:table-cell>
          <table:table-cell office:value-type="float" office:value="0">
            <text:p>0</text:p>
          </table:table-cell>
          <table:table-cell office:value-type="float" office:value="0.674762748468">
            <text:p>0.6747627485</text:p>
          </table:table-cell>
          <table:table-cell office:value-type="float" office:value="0">
            <text:p>0</text:p>
          </table:table-cell>
          <table:table-cell office:value-type="float" office:value="0.644904051948">
            <text:p>0.6449040519</text:p>
          </table:table-cell>
          <table:table-cell office:value-type="float" office:value="0">
            <text:p>0</text:p>
          </table:table-cell>
          <table:table-cell office:value-type="float" office:value="0.639229587298">
            <text:p>0.6392295873</text:p>
          </table:table-cell>
          <table:table-cell office:value-type="float" office:value="0">
            <text:p>0</text:p>
          </table:table-cell>
          <table:table-cell office:value-type="float" office:value="0.643812375285">
            <text:p>0.6438123753</text:p>
          </table:table-cell>
          <table:table-cell office:value-type="float" office:value="0">
            <text:p>0</text:p>
          </table:table-cell>
          <table:table-cell office:value-type="float" office:value="0.629248719109">
            <text:p>0.6292487191</text:p>
          </table:table-cell>
          <table:table-cell office:value-type="float" office:value="0">
            <text:p>0</text:p>
          </table:table-cell>
          <table:table-cell office:value-type="float" office:value="0.639779636066">
            <text:p>0.6397796361</text:p>
          </table:table-cell>
          <table:table-cell office:value-type="float" office:value="0">
            <text:p>0</text:p>
          </table:table-cell>
          <table:table-cell office:value-type="float" office:value="0.642130501226">
            <text:p>0.6421305012</text:p>
          </table:table-cell>
          <table:table-cell office:value-type="float" office:value="0">
            <text:p>0</text:p>
          </table:table-cell>
          <table:table-cell office:value-type="float" office:value="0.686739973236">
            <text:p>0.6867399732</text:p>
          </table:table-cell>
          <table:table-cell office:value-type="float" office:value="0">
            <text:p>0</text:p>
          </table:table-cell>
          <table:table-cell office:value-type="float" office:value="0.69220005937">
            <text:p>0.6922000594</text:p>
          </table:table-cell>
          <table:table-cell office:value-type="float" office:value="0">
            <text:p>0</text:p>
          </table:table-cell>
          <table:table-cell office:value-type="float" office:value="0.680934647244">
            <text:p>0.6809346472</text:p>
          </table:table-cell>
          <table:table-cell office:value-type="float" office:value="0">
            <text:p>0</text:p>
          </table:table-cell>
          <table:table-cell office:value-type="float" office:value="0.636725357042">
            <text:p>0.636725357</text:p>
          </table:table-cell>
          <table:table-cell office:value-type="float" office:value="0">
            <text:p>0</text:p>
          </table:table-cell>
          <table:table-cell office:value-type="float" office:value="0.631418073881">
            <text:p>0.6314180739</text:p>
          </table:table-cell>
          <table:table-cell office:value-type="float" office:value="0">
            <text:p>0</text:p>
          </table:table-cell>
          <table:table-cell office:value-type="float" office:value="0.630491072703">
            <text:p>0.6304910727</text:p>
          </table:table-cell>
          <table:table-cell office:value-type="float" office:value="0">
            <text:p>0</text:p>
          </table:table-cell>
          <table:table-cell office:value-type="float" office:value="0.619351148511">
            <text:p>0.6193511485</text:p>
          </table:table-cell>
          <table:table-cell office:value-type="float" office:value="0">
            <text:p>0</text:p>
          </table:table-cell>
          <table:table-cell office:value-type="float" office:value="0.640357571004">
            <text:p>0.640357571</text:p>
          </table:table-cell>
          <table:table-cell office:value-type="float" office:value="0">
            <text:p>0</text:p>
          </table:table-cell>
          <table:table-cell office:value-type="float" office:value="0.639643928544">
            <text:p>0.639643928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79508344298">
            <text:p>0.795083443</text:p>
          </table:table-cell>
          <table:table-cell office:value-type="float" office:value="0.841615594728">
            <text:p>0.8416155947</text:p>
          </table:table-cell>
          <table:table-cell office:value-type="float" office:value="0.668582360843">
            <text:p>0.6685823608</text:p>
          </table:table-cell>
          <table:table-cell office:value-type="float" office:value="0">
            <text:p>0</text:p>
          </table:table-cell>
          <table:table-cell office:value-type="float" office:value="0.659501605086">
            <text:p>0.6595016051</text:p>
          </table:table-cell>
          <table:table-cell office:value-type="float" office:value="0">
            <text:p>0</text:p>
          </table:table-cell>
          <table:table-cell office:value-type="float" office:value="0.663457285033">
            <text:p>0.663457285</text:p>
          </table:table-cell>
          <table:table-cell office:value-type="float" office:value="0">
            <text:p>0</text:p>
          </table:table-cell>
          <table:table-cell office:value-type="float" office:value="0.660162388552">
            <text:p>0.6601623886</text:p>
          </table:table-cell>
          <table:table-cell office:value-type="float" office:value="0">
            <text:p>0</text:p>
          </table:table-cell>
          <table:table-cell office:value-type="float" office:value="0.66112531848">
            <text:p>0.6611253185</text:p>
          </table:table-cell>
          <table:table-cell office:value-type="float" office:value="0">
            <text:p>0</text:p>
          </table:table-cell>
          <table:table-cell office:value-type="float" office:value="0.630660252835">
            <text:p>0.6306602528</text:p>
          </table:table-cell>
          <table:table-cell office:value-type="float" office:value="0">
            <text:p>0</text:p>
          </table:table-cell>
          <table:table-cell office:value-type="float" office:value="0.664409299215">
            <text:p>0.6644092992</text:p>
          </table:table-cell>
          <table:table-cell office:value-type="float" office:value="1">
            <text:p>1</text:p>
          </table:table-cell>
          <table:table-cell office:value-type="float" office:value="0.66147311377">
            <text:p>0.6614731138</text:p>
          </table:table-cell>
          <table:table-cell office:value-type="float" office:value="1">
            <text:p>1</text:p>
          </table:table-cell>
          <table:table-cell office:value-type="float" office:value="0.658439245319">
            <text:p>0.6584392453</text:p>
          </table:table-cell>
          <table:table-cell office:value-type="float" office:value="0">
            <text:p>0</text:p>
          </table:table-cell>
          <table:table-cell office:value-type="float" office:value="0.652966112044">
            <text:p>0.652966112</text:p>
          </table:table-cell>
          <table:table-cell office:value-type="float" office:value="0">
            <text:p>0</text:p>
          </table:table-cell>
          <table:table-cell office:value-type="float" office:value="0.631773612017">
            <text:p>0.631773612</text:p>
          </table:table-cell>
          <table:table-cell office:value-type="float" office:value="0">
            <text:p>0</text:p>
          </table:table-cell>
          <table:table-cell office:value-type="float" office:value="0.664653528182">
            <text:p>0.6646535282</text:p>
          </table:table-cell>
          <table:table-cell office:value-type="float" office:value="0">
            <text:p>0</text:p>
          </table:table-cell>
          <table:table-cell office:value-type="float" office:value="0.631392021079">
            <text:p>0.6313920211</text:p>
          </table:table-cell>
          <table:table-cell office:value-type="float" office:value="0">
            <text:p>0</text:p>
          </table:table-cell>
          <table:table-cell office:value-type="float" office:value="0.644224317722">
            <text:p>0.6442243177</text:p>
          </table:table-cell>
          <table:table-cell office:value-type="float" office:value="0">
            <text:p>0</text:p>
          </table:table-cell>
          <table:table-cell office:value-type="float" office:value="0.647442876316">
            <text:p>0.6474428763</text:p>
          </table:table-cell>
          <table:table-cell office:value-type="float" office:value="0">
            <text:p>0</text:p>
          </table:table-cell>
          <table:table-cell office:value-type="float" office:value="0.635124200388">
            <text:p>0.6351242004</text:p>
          </table:table-cell>
          <table:table-cell office:value-type="float" office:value="0">
            <text:p>0</text:p>
          </table:table-cell>
          <table:table-cell office:value-type="float" office:value="0.66099244999">
            <text:p>0.66099245</text:p>
          </table:table-cell>
          <table:table-cell office:value-type="float" office:value="0">
            <text:p>0</text:p>
          </table:table-cell>
          <table:table-cell office:value-type="float" office:value="0.655286100499">
            <text:p>0.6552861005</text:p>
          </table:table-cell>
          <table:table-cell office:value-type="float" office:value="0">
            <text:p>0</text:p>
          </table:table-cell>
          <table:table-cell office:value-type="float" office:value="0.65731620472">
            <text:p>0.6573162047</text:p>
          </table:table-cell>
          <table:table-cell office:value-type="float" office:value="0">
            <text:p>0</text:p>
          </table:table-cell>
          <table:table-cell office:value-type="float" office:value="0.638100254705">
            <text:p>0.6381002547</text:p>
          </table:table-cell>
          <table:table-cell office:value-type="float" office:value="0">
            <text:p>0</text:p>
          </table:table-cell>
          <table:table-cell office:value-type="float" office:value="0.662378409001">
            <text:p>0.662378409</text:p>
          </table:table-cell>
          <table:table-cell office:value-type="float" office:value="0">
            <text:p>0</text:p>
          </table:table-cell>
          <table:table-cell office:value-type="float" office:value="0.660154491391">
            <text:p>0.6601544914</text:p>
          </table:table-cell>
          <table:table-cell office:value-type="float" office:value="0">
            <text:p>0</text:p>
          </table:table-cell>
          <table:table-cell office:value-type="float" office:value="0.655742835657">
            <text:p>0.6557428357</text:p>
          </table:table-cell>
          <table:table-cell office:value-type="float" office:value="0">
            <text:p>0</text:p>
          </table:table-cell>
          <table:table-cell office:value-type="float" office:value="0.655577762475">
            <text:p>0.6555777625</text:p>
          </table:table-cell>
          <table:table-cell office:value-type="float" office:value="0">
            <text:p>0</text:p>
          </table:table-cell>
          <table:table-cell office:value-type="float" office:value="0.659600058676">
            <text:p>0.6596000587</text:p>
          </table:table-cell>
          <table:table-cell office:value-type="float" office:value="0">
            <text:p>0</text:p>
          </table:table-cell>
          <table:table-cell office:value-type="float" office:value="0.649802648164">
            <text:p>0.6498026482</text:p>
          </table:table-cell>
          <table:table-cell office:value-type="float" office:value="0">
            <text:p>0</text:p>
          </table:table-cell>
          <table:table-cell office:value-type="float" office:value="0.651396659095">
            <text:p>0.6513966591</text:p>
          </table:table-cell>
          <table:table-cell office:value-type="float" office:value="0">
            <text:p>0</text:p>
          </table:table-cell>
          <table:table-cell office:value-type="float" office:value="0.647624657455">
            <text:p>0.6476246575</text:p>
          </table:table-cell>
          <table:table-cell office:value-type="float" office:value="0">
            <text:p>0</text:p>
          </table:table-cell>
          <table:table-cell office:value-type="float" office:value="0.639094370776">
            <text:p>0.6390943708</text:p>
          </table:table-cell>
          <table:table-cell office:value-type="float" office:value="0">
            <text:p>0</text:p>
          </table:table-cell>
          <table:table-cell office:value-type="float" office:value="0.655383835357">
            <text:p>0.6553838354</text:p>
          </table:table-cell>
          <table:table-cell office:value-type="float" office:value="0">
            <text:p>0</text:p>
          </table:table-cell>
          <table:table-cell office:value-type="float" office:value="0.657187132949">
            <text:p>0.657187132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0.884923307918">
            <text:p>0.8849233079</text:p>
          </table:table-cell>
          <table:table-cell office:value-type="float" office:value="0.893893738545">
            <text:p>0.8938937385</text:p>
          </table:table-cell>
          <table:table-cell office:value-type="float" office:value="0.883888282339">
            <text:p>0.8838882823</text:p>
          </table:table-cell>
          <table:table-cell office:value-type="float" office:value="0">
            <text:p>0</text:p>
          </table:table-cell>
          <table:table-cell office:value-type="float" office:value="0.885119913851">
            <text:p>0.8851199139</text:p>
          </table:table-cell>
          <table:table-cell office:value-type="float" office:value="0">
            <text:p>0</text:p>
          </table:table-cell>
          <table:table-cell office:value-type="float" office:value="0.815357334203">
            <text:p>0.8153573342</text:p>
          </table:table-cell>
          <table:table-cell office:value-type="float" office:value="0">
            <text:p>0</text:p>
          </table:table-cell>
          <table:table-cell office:value-type="float" office:value="0.815106066507">
            <text:p>0.8151060665</text:p>
          </table:table-cell>
          <table:table-cell office:value-type="float" office:value="0">
            <text:p>0</text:p>
          </table:table-cell>
          <table:table-cell office:value-type="float" office:value="0.820093639499">
            <text:p>0.8200936395</text:p>
          </table:table-cell>
          <table:table-cell office:value-type="float" office:value="0">
            <text:p>0</text:p>
          </table:table-cell>
          <table:table-cell office:value-type="float" office:value="0.857343769119">
            <text:p>0.8573437691</text:p>
          </table:table-cell>
          <table:table-cell office:value-type="float" office:value="0">
            <text:p>0</text:p>
          </table:table-cell>
          <table:table-cell office:value-type="float" office:value="0.802898875809">
            <text:p>0.8028988758</text:p>
          </table:table-cell>
          <table:table-cell office:value-type="float" office:value="0">
            <text:p>0</text:p>
          </table:table-cell>
          <table:table-cell office:value-type="float" office:value="0.800578544205">
            <text:p>0.8005785442</text:p>
          </table:table-cell>
          <table:table-cell office:value-type="float" office:value="0">
            <text:p>0</text:p>
          </table:table-cell>
          <table:table-cell office:value-type="float" office:value="0.815268726767">
            <text:p>0.8152687268</text:p>
          </table:table-cell>
          <table:table-cell office:value-type="float" office:value="0">
            <text:p>0</text:p>
          </table:table-cell>
          <table:table-cell office:value-type="float" office:value="0.8905523861">
            <text:p>0.8905523861</text:p>
          </table:table-cell>
          <table:table-cell office:value-type="float" office:value="0">
            <text:p>0</text:p>
          </table:table-cell>
          <table:table-cell office:value-type="float" office:value="0.792700108702">
            <text:p>0.7927001087</text:p>
          </table:table-cell>
          <table:table-cell office:value-type="float" office:value="0">
            <text:p>0</text:p>
          </table:table-cell>
          <table:table-cell office:value-type="float" office:value="0.814328656662">
            <text:p>0.8143286567</text:p>
          </table:table-cell>
          <table:table-cell office:value-type="float" office:value="0">
            <text:p>0</text:p>
          </table:table-cell>
          <table:table-cell office:value-type="float" office:value="0.803758273975">
            <text:p>0.803758274</text:p>
          </table:table-cell>
          <table:table-cell office:value-type="float" office:value="0">
            <text:p>0</text:p>
          </table:table-cell>
          <table:table-cell office:value-type="float" office:value="0.855968935153">
            <text:p>0.8559689352</text:p>
          </table:table-cell>
          <table:table-cell office:value-type="float" office:value="0">
            <text:p>0</text:p>
          </table:table-cell>
          <table:table-cell office:value-type="float" office:value="0.855495679292">
            <text:p>0.8554956793</text:p>
          </table:table-cell>
          <table:table-cell office:value-type="float" office:value="0">
            <text:p>0</text:p>
          </table:table-cell>
          <table:table-cell office:value-type="float" office:value="0.860572560789">
            <text:p>0.8605725608</text:p>
          </table:table-cell>
          <table:table-cell office:value-type="float" office:value="0">
            <text:p>0</text:p>
          </table:table-cell>
          <table:table-cell office:value-type="float" office:value="0.804075735206">
            <text:p>0.8040757352</text:p>
          </table:table-cell>
          <table:table-cell office:value-type="float" office:value="0">
            <text:p>0</text:p>
          </table:table-cell>
          <table:table-cell office:value-type="float" office:value="0.800589291704">
            <text:p>0.8005892917</text:p>
          </table:table-cell>
          <table:table-cell office:value-type="float" office:value="0">
            <text:p>0</text:p>
          </table:table-cell>
          <table:table-cell office:value-type="float" office:value="0.809727036438">
            <text:p>0.8097270364</text:p>
          </table:table-cell>
          <table:table-cell office:value-type="float" office:value="0">
            <text:p>0</text:p>
          </table:table-cell>
          <table:table-cell office:value-type="float" office:value="0.795546690322">
            <text:p>0.7955466903</text:p>
          </table:table-cell>
          <table:table-cell office:value-type="float" office:value="0">
            <text:p>0</text:p>
          </table:table-cell>
          <table:table-cell office:value-type="float" office:value="0.809328644109">
            <text:p>0.8093286441</text:p>
          </table:table-cell>
          <table:table-cell office:value-type="float" office:value="0">
            <text:p>0</text:p>
          </table:table-cell>
          <table:table-cell office:value-type="float" office:value="0.806310331732">
            <text:p>0.8063103317</text:p>
          </table:table-cell>
          <table:table-cell office:value-type="float" office:value="0">
            <text:p>0</text:p>
          </table:table-cell>
          <table:table-cell office:value-type="float" office:value="0.880880178596">
            <text:p>0.8808801786</text:p>
          </table:table-cell>
          <table:table-cell office:value-type="float" office:value="0">
            <text:p>0</text:p>
          </table:table-cell>
          <table:table-cell office:value-type="float" office:value="0.87817243383">
            <text:p>0.8781724338</text:p>
          </table:table-cell>
          <table:table-cell office:value-type="float" office:value="0">
            <text:p>0</text:p>
          </table:table-cell>
          <table:table-cell office:value-type="float" office:value="0.879221529762">
            <text:p>0.8792215298</text:p>
          </table:table-cell>
          <table:table-cell office:value-type="float" office:value="0">
            <text:p>0</text:p>
          </table:table-cell>
          <table:table-cell office:value-type="float" office:value="0.827079271066">
            <text:p>0.8270792711</text:p>
          </table:table-cell>
          <table:table-cell office:value-type="float" office:value="0">
            <text:p>0</text:p>
          </table:table-cell>
          <table:table-cell office:value-type="float" office:value="0.81962094773">
            <text:p>0.8196209477</text:p>
          </table:table-cell>
          <table:table-cell office:value-type="float" office:value="0">
            <text:p>0</text:p>
          </table:table-cell>
          <table:table-cell office:value-type="float" office:value="0.830639382351">
            <text:p>0.8306393824</text:p>
          </table:table-cell>
          <table:table-cell office:value-type="float" office:value="0">
            <text:p>0</text:p>
          </table:table-cell>
          <table:table-cell office:value-type="float" office:value="0.820797220212">
            <text:p>0.8207972202</text:p>
          </table:table-cell>
          <table:table-cell office:value-type="float" office:value="0">
            <text:p>0</text:p>
          </table:table-cell>
          <table:table-cell office:value-type="float" office:value="0.827597302224">
            <text:p>0.8275973022</text:p>
          </table:table-cell>
          <table:table-cell office:value-type="float" office:value="0">
            <text:p>0</text:p>
          </table:table-cell>
          <table:table-cell office:value-type="float" office:value="0.831264657558">
            <text:p>0.831264657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0.832894160622">
            <text:p>0.8328941606</text:p>
          </table:table-cell>
          <table:table-cell office:value-type="float" office:value="0.851636056583">
            <text:p>0.8516360566</text:p>
          </table:table-cell>
          <table:table-cell office:value-type="float" office:value="0.671862653052">
            <text:p>0.6718626531</text:p>
          </table:table-cell>
          <table:table-cell office:value-type="float" office:value="0">
            <text:p>0</text:p>
          </table:table-cell>
          <table:table-cell office:value-type="float" office:value="0.678444959107">
            <text:p>0.6784449591</text:p>
          </table:table-cell>
          <table:table-cell office:value-type="float" office:value="0">
            <text:p>0</text:p>
          </table:table-cell>
          <table:table-cell office:value-type="float" office:value="0.620481098019">
            <text:p>0.620481098</text:p>
          </table:table-cell>
          <table:table-cell office:value-type="float" office:value="0">
            <text:p>0</text:p>
          </table:table-cell>
          <table:table-cell office:value-type="float" office:value="0.619939323199">
            <text:p>0.6199393232</text:p>
          </table:table-cell>
          <table:table-cell office:value-type="float" office:value="0">
            <text:p>0</text:p>
          </table:table-cell>
          <table:table-cell office:value-type="float" office:value="0.616703004583">
            <text:p>0.6167030046</text:p>
          </table:table-cell>
          <table:table-cell office:value-type="float" office:value="0">
            <text:p>0</text:p>
          </table:table-cell>
          <table:table-cell office:value-type="float" office:value="0.664919555725">
            <text:p>0.6649195557</text:p>
          </table:table-cell>
          <table:table-cell office:value-type="float" office:value="0">
            <text:p>0</text:p>
          </table:table-cell>
          <table:table-cell office:value-type="float" office:value="0.613941069579">
            <text:p>0.6139410696</text:p>
          </table:table-cell>
          <table:table-cell office:value-type="float" office:value="0">
            <text:p>0</text:p>
          </table:table-cell>
          <table:table-cell office:value-type="float" office:value="0.607229077275">
            <text:p>0.6072290773</text:p>
          </table:table-cell>
          <table:table-cell office:value-type="float" office:value="0">
            <text:p>0</text:p>
          </table:table-cell>
          <table:table-cell office:value-type="float" office:value="0.614714461355">
            <text:p>0.6147144614</text:p>
          </table:table-cell>
          <table:table-cell office:value-type="float" office:value="0">
            <text:p>0</text:p>
          </table:table-cell>
          <table:table-cell office:value-type="float" office:value="0.682677056031">
            <text:p>0.682677056</text:p>
          </table:table-cell>
          <table:table-cell office:value-type="float" office:value="0">
            <text:p>0</text:p>
          </table:table-cell>
          <table:table-cell office:value-type="float" office:value="0.604602579792">
            <text:p>0.6046025798</text:p>
          </table:table-cell>
          <table:table-cell office:value-type="float" office:value="0">
            <text:p>0</text:p>
          </table:table-cell>
          <table:table-cell office:value-type="float" office:value="0.621246083859">
            <text:p>0.6212460839</text:p>
          </table:table-cell>
          <table:table-cell office:value-type="float" office:value="0">
            <text:p>0</text:p>
          </table:table-cell>
          <table:table-cell office:value-type="float" office:value="0.60346064016">
            <text:p>0.6034606402</text:p>
          </table:table-cell>
          <table:table-cell office:value-type="float" office:value="0">
            <text:p>0</text:p>
          </table:table-cell>
          <table:table-cell office:value-type="float" office:value="0.663772189289">
            <text:p>0.6637721893</text:p>
          </table:table-cell>
          <table:table-cell office:value-type="float" office:value="0">
            <text:p>0</text:p>
          </table:table-cell>
          <table:table-cell office:value-type="float" office:value="0.663755846911">
            <text:p>0.6637558469</text:p>
          </table:table-cell>
          <table:table-cell office:value-type="float" office:value="0">
            <text:p>0</text:p>
          </table:table-cell>
          <table:table-cell office:value-type="float" office:value="0.668893550707">
            <text:p>0.6688935507</text:p>
          </table:table-cell>
          <table:table-cell office:value-type="float" office:value="0">
            <text:p>0</text:p>
          </table:table-cell>
          <table:table-cell office:value-type="float" office:value="0.622709166821">
            <text:p>0.6227091668</text:p>
          </table:table-cell>
          <table:table-cell office:value-type="float" office:value="0">
            <text:p>0</text:p>
          </table:table-cell>
          <table:table-cell office:value-type="float" office:value="0.617141470913">
            <text:p>0.6171414709</text:p>
          </table:table-cell>
          <table:table-cell office:value-type="float" office:value="0">
            <text:p>0</text:p>
          </table:table-cell>
          <table:table-cell office:value-type="float" office:value="0.619973634203">
            <text:p>0.6199736342</text:p>
          </table:table-cell>
          <table:table-cell office:value-type="float" office:value="0">
            <text:p>0</text:p>
          </table:table-cell>
          <table:table-cell office:value-type="float" office:value="0.614731945455">
            <text:p>0.6147319455</text:p>
          </table:table-cell>
          <table:table-cell office:value-type="float" office:value="0">
            <text:p>0</text:p>
          </table:table-cell>
          <table:table-cell office:value-type="float" office:value="0.620506488854">
            <text:p>0.6205064889</text:p>
          </table:table-cell>
          <table:table-cell office:value-type="float" office:value="0">
            <text:p>0</text:p>
          </table:table-cell>
          <table:table-cell office:value-type="float" office:value="0.619698569243">
            <text:p>0.6196985692</text:p>
          </table:table-cell>
          <table:table-cell office:value-type="float" office:value="0">
            <text:p>0</text:p>
          </table:table-cell>
          <table:table-cell office:value-type="float" office:value="0.675652500407">
            <text:p>0.6756525004</text:p>
          </table:table-cell>
          <table:table-cell office:value-type="float" office:value="0">
            <text:p>0</text:p>
          </table:table-cell>
          <table:table-cell office:value-type="float" office:value="0.671122038221">
            <text:p>0.6711220382</text:p>
          </table:table-cell>
          <table:table-cell office:value-type="float" office:value="0">
            <text:p>0</text:p>
          </table:table-cell>
          <table:table-cell office:value-type="float" office:value="0.674035522363">
            <text:p>0.6740355224</text:p>
          </table:table-cell>
          <table:table-cell office:value-type="float" office:value="0">
            <text:p>0</text:p>
          </table:table-cell>
          <table:table-cell office:value-type="float" office:value="0.61880986809">
            <text:p>0.6188098681</text:p>
          </table:table-cell>
          <table:table-cell office:value-type="float" office:value="0">
            <text:p>0</text:p>
          </table:table-cell>
          <table:table-cell office:value-type="float" office:value="0.612589387779">
            <text:p>0.6125893878</text:p>
          </table:table-cell>
          <table:table-cell office:value-type="float" office:value="0">
            <text:p>0</text:p>
          </table:table-cell>
          <table:table-cell office:value-type="float" office:value="0.615745886353">
            <text:p>0.6157458864</text:p>
          </table:table-cell>
          <table:table-cell office:value-type="float" office:value="0">
            <text:p>0</text:p>
          </table:table-cell>
          <table:table-cell office:value-type="float" office:value="0.611013404687">
            <text:p>0.6110134047</text:p>
          </table:table-cell>
          <table:table-cell office:value-type="float" office:value="0">
            <text:p>0</text:p>
          </table:table-cell>
          <table:table-cell office:value-type="float" office:value="0.614251076185">
            <text:p>0.6142510762</text:p>
          </table:table-cell>
          <table:table-cell office:value-type="float" office:value="0">
            <text:p>0</text:p>
          </table:table-cell>
          <table:table-cell office:value-type="float" office:value="0.617439947191">
            <text:p>0.617439947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0.794168964185">
            <text:p>0.7941689642</text:p>
          </table:table-cell>
          <table:table-cell office:value-type="float" office:value="0.820672664487">
            <text:p>0.8206726645</text:p>
          </table:table-cell>
          <table:table-cell office:value-type="float" office:value="0.584375239895">
            <text:p>0.5843752399</text:p>
          </table:table-cell>
          <table:table-cell office:value-type="float" office:value="0">
            <text:p>0</text:p>
          </table:table-cell>
          <table:table-cell office:value-type="float" office:value="0.586510496113">
            <text:p>0.5865104961</text:p>
          </table:table-cell>
          <table:table-cell office:value-type="float" office:value="0">
            <text:p>0</text:p>
          </table:table-cell>
          <table:table-cell office:value-type="float" office:value="0.561115745549">
            <text:p>0.5611157455</text:p>
          </table:table-cell>
          <table:table-cell office:value-type="float" office:value="0">
            <text:p>0</text:p>
          </table:table-cell>
          <table:table-cell office:value-type="float" office:value="0.561216881868">
            <text:p>0.5612168819</text:p>
          </table:table-cell>
          <table:table-cell office:value-type="float" office:value="0">
            <text:p>0</text:p>
          </table:table-cell>
          <table:table-cell office:value-type="float" office:value="0.561176710707">
            <text:p>0.5611767107</text:p>
          </table:table-cell>
          <table:table-cell office:value-type="float" office:value="0">
            <text:p>0</text:p>
          </table:table-cell>
          <table:table-cell office:value-type="float" office:value="0.565937252535">
            <text:p>0.5659372525</text:p>
          </table:table-cell>
          <table:table-cell office:value-type="float" office:value="0">
            <text:p>0</text:p>
          </table:table-cell>
          <table:table-cell office:value-type="float" office:value="0.568245548397">
            <text:p>0.5682455484</text:p>
          </table:table-cell>
          <table:table-cell office:value-type="float" office:value="0">
            <text:p>0</text:p>
          </table:table-cell>
          <table:table-cell office:value-type="float" office:value="0.559289997427">
            <text:p>0.5592899974</text:p>
          </table:table-cell>
          <table:table-cell office:value-type="float" office:value="0">
            <text:p>0</text:p>
          </table:table-cell>
          <table:table-cell office:value-type="float" office:value="0.56601084474">
            <text:p>0.5660108447</text:p>
          </table:table-cell>
          <table:table-cell office:value-type="float" office:value="0">
            <text:p>0</text:p>
          </table:table-cell>
          <table:table-cell office:value-type="float" office:value="0.581032774672">
            <text:p>0.5810327747</text:p>
          </table:table-cell>
          <table:table-cell office:value-type="float" office:value="0">
            <text:p>0</text:p>
          </table:table-cell>
          <table:table-cell office:value-type="float" office:value="0.543454955801">
            <text:p>0.5434549558</text:p>
          </table:table-cell>
          <table:table-cell office:value-type="float" office:value="0">
            <text:p>0</text:p>
          </table:table-cell>
          <table:table-cell office:value-type="float" office:value="0.560330409311">
            <text:p>0.5603304093</text:p>
          </table:table-cell>
          <table:table-cell office:value-type="float" office:value="0">
            <text:p>0</text:p>
          </table:table-cell>
          <table:table-cell office:value-type="float" office:value="0.543512315387">
            <text:p>0.5435123154</text:p>
          </table:table-cell>
          <table:table-cell office:value-type="float" office:value="0">
            <text:p>0</text:p>
          </table:table-cell>
          <table:table-cell office:value-type="float" office:value="0.564088200631">
            <text:p>0.5640882006</text:p>
          </table:table-cell>
          <table:table-cell office:value-type="float" office:value="0">
            <text:p>0</text:p>
          </table:table-cell>
          <table:table-cell office:value-type="float" office:value="0.567814633053">
            <text:p>0.5678146331</text:p>
          </table:table-cell>
          <table:table-cell office:value-type="float" office:value="0">
            <text:p>0</text:p>
          </table:table-cell>
          <table:table-cell office:value-type="float" office:value="0.566302518516">
            <text:p>0.5663025185</text:p>
          </table:table-cell>
          <table:table-cell office:value-type="float" office:value="0">
            <text:p>0</text:p>
          </table:table-cell>
          <table:table-cell office:value-type="float" office:value="0.569553674064">
            <text:p>0.5695536741</text:p>
          </table:table-cell>
          <table:table-cell office:value-type="float" office:value="0">
            <text:p>0</text:p>
          </table:table-cell>
          <table:table-cell office:value-type="float" office:value="0.568446627515">
            <text:p>0.5684466275</text:p>
          </table:table-cell>
          <table:table-cell office:value-type="float" office:value="0">
            <text:p>0</text:p>
          </table:table-cell>
          <table:table-cell office:value-type="float" office:value="0.562859158062">
            <text:p>0.5628591581</text:p>
          </table:table-cell>
          <table:table-cell office:value-type="float" office:value="0">
            <text:p>0</text:p>
          </table:table-cell>
          <table:table-cell office:value-type="float" office:value="0.564557360826">
            <text:p>0.5645573608</text:p>
          </table:table-cell>
          <table:table-cell office:value-type="float" office:value="0">
            <text:p>0</text:p>
          </table:table-cell>
          <table:table-cell office:value-type="float" office:value="0.563361612834">
            <text:p>0.5633616128</text:p>
          </table:table-cell>
          <table:table-cell office:value-type="float" office:value="0">
            <text:p>0</text:p>
          </table:table-cell>
          <table:table-cell office:value-type="float" office:value="0.564554028906">
            <text:p>0.5645540289</text:p>
          </table:table-cell>
          <table:table-cell office:value-type="float" office:value="0">
            <text:p>0</text:p>
          </table:table-cell>
          <table:table-cell office:value-type="float" office:value="0.58469261981">
            <text:p>0.5846926198</text:p>
          </table:table-cell>
          <table:table-cell office:value-type="float" office:value="0">
            <text:p>0</text:p>
          </table:table-cell>
          <table:table-cell office:value-type="float" office:value="0.575711140421">
            <text:p>0.5757111404</text:p>
          </table:table-cell>
          <table:table-cell office:value-type="float" office:value="0">
            <text:p>0</text:p>
          </table:table-cell>
          <table:table-cell office:value-type="float" office:value="0.57183057443">
            <text:p>0.5718305744</text:p>
          </table:table-cell>
          <table:table-cell office:value-type="float" office:value="0">
            <text:p>0</text:p>
          </table:table-cell>
          <table:table-cell office:value-type="float" office:value="0.553805889183">
            <text:p>0.5538058892</text:p>
          </table:table-cell>
          <table:table-cell office:value-type="float" office:value="0">
            <text:p>0</text:p>
          </table:table-cell>
          <table:table-cell office:value-type="float" office:value="0.55112323744">
            <text:p>0.5511232374</text:p>
          </table:table-cell>
          <table:table-cell office:value-type="float" office:value="0">
            <text:p>0</text:p>
          </table:table-cell>
          <table:table-cell office:value-type="float" office:value="0.552233589418">
            <text:p>0.5522335894</text:p>
          </table:table-cell>
          <table:table-cell office:value-type="float" office:value="0">
            <text:p>0</text:p>
          </table:table-cell>
          <table:table-cell office:value-type="float" office:value="0.547517187384">
            <text:p>0.5475171874</text:p>
          </table:table-cell>
          <table:table-cell office:value-type="float" office:value="0">
            <text:p>0</text:p>
          </table:table-cell>
          <table:table-cell office:value-type="float" office:value="0.552387570945">
            <text:p>0.5523875709</text:p>
          </table:table-cell>
          <table:table-cell office:value-type="float" office:value="0">
            <text:p>0</text:p>
          </table:table-cell>
          <table:table-cell office:value-type="float" office:value="0.553590514547">
            <text:p>0.553590514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0.885089436901">
            <text:p>0.8850894369</text:p>
          </table:table-cell>
          <table:table-cell office:value-type="float" office:value="0.889591743406">
            <text:p>0.8895917434</text:p>
          </table:table-cell>
          <table:table-cell office:value-type="float" office:value="0.896915674812">
            <text:p>0.8969156748</text:p>
          </table:table-cell>
          <table:table-cell office:value-type="float" office:value="0">
            <text:p>0</text:p>
          </table:table-cell>
          <table:table-cell office:value-type="float" office:value="0.897827132188">
            <text:p>0.8978271322</text:p>
          </table:table-cell>
          <table:table-cell office:value-type="float" office:value="0">
            <text:p>0</text:p>
          </table:table-cell>
          <table:table-cell office:value-type="float" office:value="0.834819971644">
            <text:p>0.8348199716</text:p>
          </table:table-cell>
          <table:table-cell office:value-type="float" office:value="0">
            <text:p>0</text:p>
          </table:table-cell>
          <table:table-cell office:value-type="float" office:value="0.835952587721">
            <text:p>0.8359525877</text:p>
          </table:table-cell>
          <table:table-cell office:value-type="float" office:value="0">
            <text:p>0</text:p>
          </table:table-cell>
          <table:table-cell office:value-type="float" office:value="0.837087076119">
            <text:p>0.8370870761</text:p>
          </table:table-cell>
          <table:table-cell office:value-type="float" office:value="0">
            <text:p>0</text:p>
          </table:table-cell>
          <table:table-cell office:value-type="float" office:value="0.866831248836">
            <text:p>0.8668312488</text:p>
          </table:table-cell>
          <table:table-cell office:value-type="float" office:value="0">
            <text:p>0</text:p>
          </table:table-cell>
          <table:table-cell office:value-type="float" office:value="0.821179157258">
            <text:p>0.8211791573</text:p>
          </table:table-cell>
          <table:table-cell office:value-type="float" office:value="0">
            <text:p>0</text:p>
          </table:table-cell>
          <table:table-cell office:value-type="float" office:value="0.819625012556">
            <text:p>0.8196250126</text:p>
          </table:table-cell>
          <table:table-cell office:value-type="float" office:value="0">
            <text:p>0</text:p>
          </table:table-cell>
          <table:table-cell office:value-type="float" office:value="0.837169541569">
            <text:p>0.8371695416</text:p>
          </table:table-cell>
          <table:table-cell office:value-type="float" office:value="0">
            <text:p>0</text:p>
          </table:table-cell>
          <table:table-cell office:value-type="float" office:value="0.903263301993">
            <text:p>0.903263302</text:p>
          </table:table-cell>
          <table:table-cell office:value-type="float" office:value="0">
            <text:p>0</text:p>
          </table:table-cell>
          <table:table-cell office:value-type="float" office:value="0.80835401933">
            <text:p>0.8083540193</text:p>
          </table:table-cell>
          <table:table-cell office:value-type="float" office:value="0">
            <text:p>0</text:p>
          </table:table-cell>
          <table:table-cell office:value-type="float" office:value="0.826225881533">
            <text:p>0.8262258815</text:p>
          </table:table-cell>
          <table:table-cell office:value-type="float" office:value="0">
            <text:p>0</text:p>
          </table:table-cell>
          <table:table-cell office:value-type="float" office:value="0.816624258482">
            <text:p>0.8166242585</text:p>
          </table:table-cell>
          <table:table-cell office:value-type="float" office:value="0">
            <text:p>0</text:p>
          </table:table-cell>
          <table:table-cell office:value-type="float" office:value="0.864528560218">
            <text:p>0.8645285602</text:p>
          </table:table-cell>
          <table:table-cell office:value-type="float" office:value="0">
            <text:p>0</text:p>
          </table:table-cell>
          <table:table-cell office:value-type="float" office:value="0.862084437786">
            <text:p>0.8620844378</text:p>
          </table:table-cell>
          <table:table-cell office:value-type="float" office:value="0">
            <text:p>0</text:p>
          </table:table-cell>
          <table:table-cell office:value-type="float" office:value="0.865235334926">
            <text:p>0.8652353349</text:p>
          </table:table-cell>
          <table:table-cell office:value-type="float" office:value="0">
            <text:p>0</text:p>
          </table:table-cell>
          <table:table-cell office:value-type="float" office:value="0.818989846675">
            <text:p>0.8189898467</text:p>
          </table:table-cell>
          <table:table-cell office:value-type="float" office:value="0">
            <text:p>0</text:p>
          </table:table-cell>
          <table:table-cell office:value-type="float" office:value="0.817599253759">
            <text:p>0.8175992538</text:p>
          </table:table-cell>
          <table:table-cell office:value-type="float" office:value="0">
            <text:p>0</text:p>
          </table:table-cell>
          <table:table-cell office:value-type="float" office:value="0.8182120887">
            <text:p>0.8182120887</text:p>
          </table:table-cell>
          <table:table-cell office:value-type="float" office:value="0">
            <text:p>0</text:p>
          </table:table-cell>
          <table:table-cell office:value-type="float" office:value="0.809291782501">
            <text:p>0.8092917825</text:p>
          </table:table-cell>
          <table:table-cell office:value-type="float" office:value="0">
            <text:p>0</text:p>
          </table:table-cell>
          <table:table-cell office:value-type="float" office:value="0.818158328776">
            <text:p>0.8181583288</text:p>
          </table:table-cell>
          <table:table-cell office:value-type="float" office:value="0">
            <text:p>0</text:p>
          </table:table-cell>
          <table:table-cell office:value-type="float" office:value="0.817849142154">
            <text:p>0.8178491422</text:p>
          </table:table-cell>
          <table:table-cell office:value-type="float" office:value="0">
            <text:p>0</text:p>
          </table:table-cell>
          <table:table-cell office:value-type="float" office:value="0.890160800309">
            <text:p>0.8901608003</text:p>
          </table:table-cell>
          <table:table-cell office:value-type="float" office:value="0">
            <text:p>0</text:p>
          </table:table-cell>
          <table:table-cell office:value-type="float" office:value="0.893049342409">
            <text:p>0.8930493424</text:p>
          </table:table-cell>
          <table:table-cell office:value-type="float" office:value="0">
            <text:p>0</text:p>
          </table:table-cell>
          <table:table-cell office:value-type="float" office:value="0.89103969619">
            <text:p>0.8910396962</text:p>
          </table:table-cell>
          <table:table-cell office:value-type="float" office:value="0">
            <text:p>0</text:p>
          </table:table-cell>
          <table:table-cell office:value-type="float" office:value="0.845862181098">
            <text:p>0.8458621811</text:p>
          </table:table-cell>
          <table:table-cell office:value-type="float" office:value="0">
            <text:p>0</text:p>
          </table:table-cell>
          <table:table-cell office:value-type="float" office:value="0.8422939081">
            <text:p>0.8422939081</text:p>
          </table:table-cell>
          <table:table-cell office:value-type="float" office:value="0">
            <text:p>0</text:p>
          </table:table-cell>
          <table:table-cell office:value-type="float" office:value="0.845415719123">
            <text:p>0.8454157191</text:p>
          </table:table-cell>
          <table:table-cell office:value-type="float" office:value="0">
            <text:p>0</text:p>
          </table:table-cell>
          <table:table-cell office:value-type="float" office:value="0.84332460823">
            <text:p>0.8433246082</text:p>
          </table:table-cell>
          <table:table-cell office:value-type="float" office:value="0">
            <text:p>0</text:p>
          </table:table-cell>
          <table:table-cell office:value-type="float" office:value="0.846256113551">
            <text:p>0.8462561136</text:p>
          </table:table-cell>
          <table:table-cell office:value-type="float" office:value="0">
            <text:p>0</text:p>
          </table:table-cell>
          <table:table-cell office:value-type="float" office:value="0.846793727713">
            <text:p>0.846793727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office:value-type="float" office:value="0.832111294363">
            <text:p>0.8321112944</text:p>
          </table:table-cell>
          <table:table-cell office:value-type="float" office:value="0.842650559342">
            <text:p>0.8426505593</text:p>
          </table:table-cell>
          <table:table-cell office:value-type="float" office:value="0.691554188294">
            <text:p>0.6915541883</text:p>
          </table:table-cell>
          <table:table-cell office:value-type="float" office:value="0">
            <text:p>0</text:p>
          </table:table-cell>
          <table:table-cell office:value-type="float" office:value="0.688877586574">
            <text:p>0.6888775866</text:p>
          </table:table-cell>
          <table:table-cell office:value-type="float" office:value="0">
            <text:p>0</text:p>
          </table:table-cell>
          <table:table-cell office:value-type="float" office:value="0.637257617821">
            <text:p>0.6372576178</text:p>
          </table:table-cell>
          <table:table-cell office:value-type="float" office:value="0">
            <text:p>0</text:p>
          </table:table-cell>
          <table:table-cell office:value-type="float" office:value="0.635522650689">
            <text:p>0.6355226507</text:p>
          </table:table-cell>
          <table:table-cell office:value-type="float" office:value="0">
            <text:p>0</text:p>
          </table:table-cell>
          <table:table-cell office:value-type="float" office:value="0.636088206607">
            <text:p>0.6360882066</text:p>
          </table:table-cell>
          <table:table-cell office:value-type="float" office:value="0">
            <text:p>0</text:p>
          </table:table-cell>
          <table:table-cell office:value-type="float" office:value="0.67900879059">
            <text:p>0.6790087906</text:p>
          </table:table-cell>
          <table:table-cell office:value-type="float" office:value="0">
            <text:p>0</text:p>
          </table:table-cell>
          <table:table-cell office:value-type="float" office:value="0.629874343486">
            <text:p>0.6298743435</text:p>
          </table:table-cell>
          <table:table-cell office:value-type="float" office:value="0">
            <text:p>0</text:p>
          </table:table-cell>
          <table:table-cell office:value-type="float" office:value="0.631303412466">
            <text:p>0.6313034125</text:p>
          </table:table-cell>
          <table:table-cell office:value-type="float" office:value="0">
            <text:p>0</text:p>
          </table:table-cell>
          <table:table-cell office:value-type="float" office:value="0.635385211369">
            <text:p>0.6353852114</text:p>
          </table:table-cell>
          <table:table-cell office:value-type="float" office:value="0">
            <text:p>0</text:p>
          </table:table-cell>
          <table:table-cell office:value-type="float" office:value="0.706917219419">
            <text:p>0.7069172194</text:p>
          </table:table-cell>
          <table:table-cell office:value-type="float" office:value="0">
            <text:p>0</text:p>
          </table:table-cell>
          <table:table-cell office:value-type="float" office:value="0.6204165331">
            <text:p>0.6204165331</text:p>
          </table:table-cell>
          <table:table-cell office:value-type="float" office:value="0">
            <text:p>0</text:p>
          </table:table-cell>
          <table:table-cell office:value-type="float" office:value="0.635186661692">
            <text:p>0.6351866617</text:p>
          </table:table-cell>
          <table:table-cell office:value-type="float" office:value="0">
            <text:p>0</text:p>
          </table:table-cell>
          <table:table-cell office:value-type="float" office:value="0.622107632333">
            <text:p>0.6221076323</text:p>
          </table:table-cell>
          <table:table-cell office:value-type="float" office:value="0">
            <text:p>0</text:p>
          </table:table-cell>
          <table:table-cell office:value-type="float" office:value="0.68047037426">
            <text:p>0.6804703743</text:p>
          </table:table-cell>
          <table:table-cell office:value-type="float" office:value="0">
            <text:p>0</text:p>
          </table:table-cell>
          <table:table-cell office:value-type="float" office:value="0.678485059478">
            <text:p>0.6784850595</text:p>
          </table:table-cell>
          <table:table-cell office:value-type="float" office:value="0">
            <text:p>0</text:p>
          </table:table-cell>
          <table:table-cell office:value-type="float" office:value="0.678897100364">
            <text:p>0.6788971004</text:p>
          </table:table-cell>
          <table:table-cell office:value-type="float" office:value="0">
            <text:p>0</text:p>
          </table:table-cell>
          <table:table-cell office:value-type="float" office:value="0.632769507562">
            <text:p>0.6327695076</text:p>
          </table:table-cell>
          <table:table-cell office:value-type="float" office:value="0">
            <text:p>0</text:p>
          </table:table-cell>
          <table:table-cell office:value-type="float" office:value="0.632260767864">
            <text:p>0.6322607679</text:p>
          </table:table-cell>
          <table:table-cell office:value-type="float" office:value="0">
            <text:p>0</text:p>
          </table:table-cell>
          <table:table-cell office:value-type="float" office:value="0.634733580593">
            <text:p>0.6347335806</text:p>
          </table:table-cell>
          <table:table-cell office:value-type="float" office:value="0">
            <text:p>0</text:p>
          </table:table-cell>
          <table:table-cell office:value-type="float" office:value="0.631563648403">
            <text:p>0.6315636484</text:p>
          </table:table-cell>
          <table:table-cell office:value-type="float" office:value="0">
            <text:p>0</text:p>
          </table:table-cell>
          <table:table-cell office:value-type="float" office:value="0.636122179865">
            <text:p>0.6361221799</text:p>
          </table:table-cell>
          <table:table-cell office:value-type="float" office:value="0">
            <text:p>0</text:p>
          </table:table-cell>
          <table:table-cell office:value-type="float" office:value="0.63228417305">
            <text:p>0.6322841731</text:p>
          </table:table-cell>
          <table:table-cell office:value-type="float" office:value="0">
            <text:p>0</text:p>
          </table:table-cell>
          <table:table-cell office:value-type="float" office:value="0.688016953607">
            <text:p>0.6880169536</text:p>
          </table:table-cell>
          <table:table-cell office:value-type="float" office:value="0">
            <text:p>0</text:p>
          </table:table-cell>
          <table:table-cell office:value-type="float" office:value="0.688716336047">
            <text:p>0.688716336</text:p>
          </table:table-cell>
          <table:table-cell office:value-type="float" office:value="0">
            <text:p>0</text:p>
          </table:table-cell>
          <table:table-cell office:value-type="float" office:value="0.687662110772">
            <text:p>0.6876621108</text:p>
          </table:table-cell>
          <table:table-cell office:value-type="float" office:value="0">
            <text:p>0</text:p>
          </table:table-cell>
          <table:table-cell office:value-type="float" office:value="0.637649091518">
            <text:p>0.6376490915</text:p>
          </table:table-cell>
          <table:table-cell office:value-type="float" office:value="0">
            <text:p>0</text:p>
          </table:table-cell>
          <table:table-cell office:value-type="float" office:value="0.634767842225">
            <text:p>0.6347678422</text:p>
          </table:table-cell>
          <table:table-cell office:value-type="float" office:value="0">
            <text:p>0</text:p>
          </table:table-cell>
          <table:table-cell office:value-type="float" office:value="0.637868180586">
            <text:p>0.6378681806</text:p>
          </table:table-cell>
          <table:table-cell office:value-type="float" office:value="0">
            <text:p>0</text:p>
          </table:table-cell>
          <table:table-cell office:value-type="float" office:value="0.635208258988">
            <text:p>0.635208259</text:p>
          </table:table-cell>
          <table:table-cell office:value-type="float" office:value="0">
            <text:p>0</text:p>
          </table:table-cell>
          <table:table-cell office:value-type="float" office:value="0.637897500593">
            <text:p>0.6378975006</text:p>
          </table:table-cell>
          <table:table-cell office:value-type="float" office:value="0">
            <text:p>0</text:p>
          </table:table-cell>
          <table:table-cell office:value-type="float" office:value="0.637445457883">
            <text:p>0.637445457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98">
            <text:p>398</text:p>
          </table:table-cell>
          <table:table-cell office:value-type="float" office:value="0.794182000002">
            <text:p>0.794182</text:p>
          </table:table-cell>
          <table:table-cell office:value-type="float" office:value="0.808538244296">
            <text:p>0.8085382443</text:p>
          </table:table-cell>
          <table:table-cell office:value-type="float" office:value="0.552330772264">
            <text:p>0.5523307723</text:p>
          </table:table-cell>
          <table:table-cell office:value-type="float" office:value="0">
            <text:p>0</text:p>
          </table:table-cell>
          <table:table-cell office:value-type="float" office:value="0.551851534035">
            <text:p>0.551851534</text:p>
          </table:table-cell>
          <table:table-cell office:value-type="float" office:value="0">
            <text:p>0</text:p>
          </table:table-cell>
          <table:table-cell office:value-type="float" office:value="0.521220897818">
            <text:p>0.5212208978</text:p>
          </table:table-cell>
          <table:table-cell office:value-type="float" office:value="0">
            <text:p>0</text:p>
          </table:table-cell>
          <table:table-cell office:value-type="float" office:value="0.520528028928">
            <text:p>0.5205280289</text:p>
          </table:table-cell>
          <table:table-cell office:value-type="float" office:value="0">
            <text:p>0</text:p>
          </table:table-cell>
          <table:table-cell office:value-type="float" office:value="0.520738210612">
            <text:p>0.5207382106</text:p>
          </table:table-cell>
          <table:table-cell office:value-type="float" office:value="0">
            <text:p>0</text:p>
          </table:table-cell>
          <table:table-cell office:value-type="float" office:value="0.545651949724">
            <text:p>0.5456519497</text:p>
          </table:table-cell>
          <table:table-cell office:value-type="float" office:value="0">
            <text:p>0</text:p>
          </table:table-cell>
          <table:table-cell office:value-type="float" office:value="0.516547571158">
            <text:p>0.5165475712</text:p>
          </table:table-cell>
          <table:table-cell office:value-type="float" office:value="0">
            <text:p>0</text:p>
          </table:table-cell>
          <table:table-cell office:value-type="float" office:value="0.515987927063">
            <text:p>0.5159879271</text:p>
          </table:table-cell>
          <table:table-cell office:value-type="float" office:value="0">
            <text:p>0</text:p>
          </table:table-cell>
          <table:table-cell office:value-type="float" office:value="0.516663801295">
            <text:p>0.5166638013</text:p>
          </table:table-cell>
          <table:table-cell office:value-type="float" office:value="0">
            <text:p>0</text:p>
          </table:table-cell>
          <table:table-cell office:value-type="float" office:value="0.560084595586">
            <text:p>0.5600845956</text:p>
          </table:table-cell>
          <table:table-cell office:value-type="float" office:value="0">
            <text:p>0</text:p>
          </table:table-cell>
          <table:table-cell office:value-type="float" office:value="0.510138742787">
            <text:p>0.5101387428</text:p>
          </table:table-cell>
          <table:table-cell office:value-type="float" office:value="0">
            <text:p>0</text:p>
          </table:table-cell>
          <table:table-cell office:value-type="float" office:value="0.518008161583">
            <text:p>0.5180081616</text:p>
          </table:table-cell>
          <table:table-cell office:value-type="float" office:value="0">
            <text:p>0</text:p>
          </table:table-cell>
          <table:table-cell office:value-type="float" office:value="0.511288531728">
            <text:p>0.5112885317</text:p>
          </table:table-cell>
          <table:table-cell office:value-type="float" office:value="0">
            <text:p>0</text:p>
          </table:table-cell>
          <table:table-cell office:value-type="float" office:value="0.544882130484">
            <text:p>0.5448821305</text:p>
          </table:table-cell>
          <table:table-cell office:value-type="float" office:value="0">
            <text:p>0</text:p>
          </table:table-cell>
          <table:table-cell office:value-type="float" office:value="0.545287633291">
            <text:p>0.5452876333</text:p>
          </table:table-cell>
          <table:table-cell office:value-type="float" office:value="0">
            <text:p>0</text:p>
          </table:table-cell>
          <table:table-cell office:value-type="float" office:value="0.542597931523">
            <text:p>0.5425979315</text:p>
          </table:table-cell>
          <table:table-cell office:value-type="float" office:value="0">
            <text:p>0</text:p>
          </table:table-cell>
          <table:table-cell office:value-type="float" office:value="0.523074635843">
            <text:p>0.5230746358</text:p>
          </table:table-cell>
          <table:table-cell office:value-type="float" office:value="0">
            <text:p>0</text:p>
          </table:table-cell>
          <table:table-cell office:value-type="float" office:value="0.524147005949">
            <text:p>0.5241470059</text:p>
          </table:table-cell>
          <table:table-cell office:value-type="float" office:value="0">
            <text:p>0</text:p>
          </table:table-cell>
          <table:table-cell office:value-type="float" office:value="0.522668928026">
            <text:p>0.522668928</text:p>
          </table:table-cell>
          <table:table-cell office:value-type="float" office:value="0">
            <text:p>0</text:p>
          </table:table-cell>
          <table:table-cell office:value-type="float" office:value="0.520129877238">
            <text:p>0.5201298772</text:p>
          </table:table-cell>
          <table:table-cell office:value-type="float" office:value="0">
            <text:p>0</text:p>
          </table:table-cell>
          <table:table-cell office:value-type="float" office:value="0.523349590043">
            <text:p>0.52334959</text:p>
          </table:table-cell>
          <table:table-cell office:value-type="float" office:value="0">
            <text:p>0</text:p>
          </table:table-cell>
          <table:table-cell office:value-type="float" office:value="0.524589514347">
            <text:p>0.5245895143</text:p>
          </table:table-cell>
          <table:table-cell office:value-type="float" office:value="0">
            <text:p>0</text:p>
          </table:table-cell>
          <table:table-cell office:value-type="float" office:value="0.551059461219">
            <text:p>0.5510594612</text:p>
          </table:table-cell>
          <table:table-cell office:value-type="float" office:value="0">
            <text:p>0</text:p>
          </table:table-cell>
          <table:table-cell office:value-type="float" office:value="0.548552008166">
            <text:p>0.5485520082</text:p>
          </table:table-cell>
          <table:table-cell office:value-type="float" office:value="0">
            <text:p>0</text:p>
          </table:table-cell>
          <table:table-cell office:value-type="float" office:value="0.547842136161">
            <text:p>0.5478421362</text:p>
          </table:table-cell>
          <table:table-cell office:value-type="float" office:value="0">
            <text:p>0</text:p>
          </table:table-cell>
          <table:table-cell office:value-type="float" office:value="0.515621809574">
            <text:p>0.5156218096</text:p>
          </table:table-cell>
          <table:table-cell office:value-type="float" office:value="0">
            <text:p>0</text:p>
          </table:table-cell>
          <table:table-cell office:value-type="float" office:value="0.516022280645">
            <text:p>0.5160222806</text:p>
          </table:table-cell>
          <table:table-cell office:value-type="float" office:value="0">
            <text:p>0</text:p>
          </table:table-cell>
          <table:table-cell office:value-type="float" office:value="0.515822930285">
            <text:p>0.5158229303</text:p>
          </table:table-cell>
          <table:table-cell office:value-type="float" office:value="0">
            <text:p>0</text:p>
          </table:table-cell>
          <table:table-cell office:value-type="float" office:value="0.514600735258">
            <text:p>0.5146007353</text:p>
          </table:table-cell>
          <table:table-cell office:value-type="float" office:value="0">
            <text:p>0</text:p>
          </table:table-cell>
          <table:table-cell office:value-type="float" office:value="0.51559507504">
            <text:p>0.515595075</text:p>
          </table:table-cell>
          <table:table-cell office:value-type="float" office:value="0">
            <text:p>0</text:p>
          </table:table-cell>
          <table:table-cell office:value-type="float" office:value="0.515872958757">
            <text:p>0.51587295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37239447984556">
            <text:p>0.837239448</text:p>
          </table:table-cell>
          <table:table-cell table:formula="of:=SUM([.F2:.F10])/COUNT([.$B$2:.$B$10])" office:value-type="float" office:value="0.857561527336333">
            <text:p>0.8575615273</text:p>
          </table:table-cell>
          <table:table-cell table:formula="of:=SUM([.G2:.G10])/COUNT([.$B$2:.$B$10])" office:value-type="float" office:value="0.721709551448444">
            <text:p>0.7217095514</text:p>
          </table:table-cell>
          <table:table-cell table:formula="of:=SUM([.H2:.H10])/COUNT([.H2:.H10])" office:value-type="float" office:value="0">
            <text:p>0</text:p>
          </table:table-cell>
          <table:table-cell table:formula="of:=SUM([.I2:.I10])/COUNT([.$B$2:.$B$10])" office:value-type="float" office:value="0.720941019554556">
            <text:p>0.7209410196</text:p>
          </table:table-cell>
          <table:table-cell table:formula="of:=SUM([.J2:.J10])/COUNT([.J2:.J10])" office:value-type="float" office:value="0">
            <text:p>0</text:p>
          </table:table-cell>
          <table:table-cell table:formula="of:=SUM([.K2:.K10])/COUNT([.$B$2:.$B$10])" office:value-type="float" office:value="0.677176499352">
            <text:p>0.6771764994</text:p>
          </table:table-cell>
          <table:table-cell table:formula="of:=SUM([.L2:.L10])/COUNT([.L2:.L10])" office:value-type="float" office:value="0">
            <text:p>0</text:p>
          </table:table-cell>
          <table:table-cell table:formula="of:=SUM([.M2:.M10])/COUNT([.$B$2:.$B$10])" office:value-type="float" office:value="0.676504453070111">
            <text:p>0.6765044531</text:p>
          </table:table-cell>
          <table:table-cell table:formula="of:=SUM([.N2:.N10])/COUNT([.N2:.N10])" office:value-type="float" office:value="0">
            <text:p>0</text:p>
          </table:table-cell>
          <table:table-cell table:formula="of:=SUM([.O2:.O10])/COUNT([.$B$2:.$B$10])" office:value-type="float" office:value="0.678675134841778">
            <text:p>0.6786751348</text:p>
          </table:table-cell>
          <table:table-cell table:formula="of:=SUM([.P2:.P10])/COUNT([.P2:.P10])" office:value-type="float" office:value="0">
            <text:p>0</text:p>
          </table:table-cell>
          <table:table-cell table:formula="of:=SUM([.Q2:.Q10])/COUNT([.$B$2:.$B$10])" office:value-type="float" office:value="0.703068069863111">
            <text:p>0.7030680699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671736857987222">
            <text:p>0.671736858</text:p>
          </table:table-cell>
          <table:table-cell table:formula="of:=SUM([.T2:.T10])/COUNT([.T2:.T10])" office:value-type="float" office:value="0.333333333333333">
            <text:p>0.3333333333</text:p>
          </table:table-cell>
          <table:table-cell table:formula="of:=SUM([.U2:.U10])/COUNT([.$B$2:.$B$10])" office:value-type="float" office:value="0.666730623947">
            <text:p>0.6667306239</text:p>
          </table:table-cell>
          <table:table-cell table:formula="of:=SUM([.V2:.V10])/COUNT([.V2:.V10])" office:value-type="float" office:value="0.222222222222222">
            <text:p>0.2222222222</text:p>
          </table:table-cell>
          <table:table-cell table:formula="of:=SUM([.W2:.W10])/COUNT([.$B$2:.$B$10])" office:value-type="float" office:value="0.676008775714111">
            <text:p>0.6760087757</text:p>
          </table:table-cell>
          <table:table-cell table:formula="of:=SUM([.X2:.X10])/COUNT([.X2:.X10])" office:value-type="float" office:value="0.111111111111111">
            <text:p>0.1111111111</text:p>
          </table:table-cell>
          <table:table-cell table:formula="of:=SUM([.Y2:.Y10])/COUNT([.$B$2:.$B$10])" office:value-type="float" office:value="0.724830610314556">
            <text:p>0.7248306103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655391169584556">
            <text:p>0.6553911696</text:p>
          </table:table-cell>
          <table:table-cell table:formula="of:=SUM([.AB2:.AB10])/COUNT([.AB2:.AB10])" office:value-type="float" office:value="0.111111111111111">
            <text:p>0.1111111111</text:p>
          </table:table-cell>
          <table:table-cell table:formula="of:=SUM([.AC2:.AC10])/COUNT([.$B$2:.$B$10])" office:value-type="float" office:value="0.676127015556778">
            <text:p>0.6761270156</text:p>
          </table:table-cell>
          <table:table-cell table:formula="of:=SUM([.AD2:.AD10])/COUNT([.AD2:.AD10])" office:value-type="float" office:value="0.111111111111111">
            <text:p>0.1111111111</text:p>
          </table:table-cell>
          <table:table-cell table:formula="of:=SUM([.AE2:.AE10])/COUNT([.$B$2:.$B$10])" office:value-type="float" office:value="0.658719055153667">
            <text:p>0.6587190552</text:p>
          </table:table-cell>
          <table:table-cell table:formula="of:=SUM([.AF2:.AF10])/COUNT([.AF2:.AF10])" office:value-type="float" office:value="0">
            <text:p>0</text:p>
          </table:table-cell>
          <table:table-cell table:formula="of:=SUM([.AG2:.AG10])/COUNT([.$B$2:.$B$10])" office:value-type="float" office:value="0.704975137891889">
            <text:p>0.7049751379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703831657536111">
            <text:p>0.7038316575</text:p>
          </table:table-cell>
          <table:table-cell table:formula="of:=SUM([.AJ2:.AJ10])/COUNT([.AJ2:.AJ10])" office:value-type="float" office:value="0">
            <text:p>0</text:p>
          </table:table-cell>
          <table:table-cell table:formula="of:=SUM([.AK2:.AK10])/COUNT([.$B$2:.$B$10])" office:value-type="float" office:value="0.703716879844556">
            <text:p>0.7037168798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672784494332444">
            <text:p>0.6727844943</text:p>
          </table:table-cell>
          <table:table-cell table:formula="of:=SUM([.AN2:.AN10])/COUNT([.AN2:.AN10])" office:value-type="float" office:value="0">
            <text:p>0</text:p>
          </table:table-cell>
          <table:table-cell table:formula="of:=SUM([.AO2:.AO10])/COUNT([.$B$2:.$B$10])" office:value-type="float" office:value="0.670616788611333">
            <text:p>0.6706167886</text:p>
          </table:table-cell>
          <table:table-cell table:formula="of:=SUM([.AP2:.AP10])/COUNT([.AP2:.AP10])" office:value-type="float" office:value="0">
            <text:p>0</text:p>
          </table:table-cell>
          <table:table-cell table:formula="of:=SUM([.AQ2:.AQ10])/COUNT([.$B$2:.$B$10])" office:value-type="float" office:value="0.672301523681222">
            <text:p>0.6723015237</text:p>
          </table:table-cell>
          <table:table-cell table:formula="of:=SUM([.AR2:.AR10])/COUNT([.AR2:.AR10])" office:value-type="float" office:value="0">
            <text:p>0</text:p>
          </table:table-cell>
          <table:table-cell table:formula="of:=SUM([.AS2:.AS10])/COUNT([.$B$2:.$B$10])" office:value-type="float" office:value="0.664803265323778">
            <text:p>0.6648032653</text:p>
          </table:table-cell>
          <table:table-cell table:formula="of:=SUM([.AT2:.AT10])/COUNT([.AT2:.AT10])" office:value-type="float" office:value="0.111111111111111">
            <text:p>0.1111111111</text:p>
          </table:table-cell>
          <table:table-cell table:formula="of:=SUM([.AU2:.AU10])/COUNT([.$B$2:.$B$10])" office:value-type="float" office:value="0.672527286749444">
            <text:p>0.6725272867</text:p>
          </table:table-cell>
          <table:table-cell table:formula="of:=SUM([.AV2:.AV10])/COUNT([.AV2:.AV10])" office:value-type="float" office:value="0.111111111111111">
            <text:p>0.1111111111</text:p>
          </table:table-cell>
          <table:table-cell table:formula="of:=SUM([.AW2:.AW10])/COUNT([.$B$2:.$B$10])" office:value-type="float" office:value="0.671927184122333">
            <text:p>0.6719271841</text:p>
          </table:table-cell>
          <table:table-cell table:formula="of:=SUM([.AX2:.AX10])/COUNT([.AX2:.AX10])" office:value-type="float" office:value="0">
            <text:p>0</text:p>
          </table:table-cell>
          <table:table-cell table:formula="of:=SUM([.AY2:.AY10])/COUNT([.$B$2:.$B$10])" office:value-type="float" office:value="0.71849264144">
            <text:p>0.7184926414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718122141215667">
            <text:p>0.7181221412</text:p>
          </table:table-cell>
          <table:table-cell table:formula="of:=SUM([.BB2:.BB10])/COUNT([.BB2:.BB10])" office:value-type="float" office:value="0">
            <text:p>0</text:p>
          </table:table-cell>
          <table:table-cell table:formula="of:=SUM([.BC2:.BC10])/COUNT([.$B$2:.$B$10])" office:value-type="float" office:value="0.715973816852778">
            <text:p>0.7159738169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674983828726445">
            <text:p>0.6749838287</text:p>
          </table:table-cell>
          <table:table-cell table:formula="of:=SUM([.BF2:.BF10])/COUNT([.BF2:.BF10])" office:value-type="float" office:value="0">
            <text:p>0</text:p>
          </table:table-cell>
          <table:table-cell table:formula="of:=SUM([.BG2:.BG10])/COUNT([.$B$2:.$B$10])" office:value-type="float" office:value="0.671732423111">
            <text:p>0.6717324231</text:p>
          </table:table-cell>
          <table:table-cell table:formula="of:=SUM([.BH2:.BH10])/COUNT([.BH2:.BH10])" office:value-type="float" office:value="0.111111111111111">
            <text:p>0.1111111111</text:p>
          </table:table-cell>
          <table:table-cell table:formula="of:=SUM([.BI2:.BI10])/COUNT([.$B$2:.$B$10])" office:value-type="float" office:value="0.674313599175556">
            <text:p>0.6743135992</text:p>
          </table:table-cell>
          <table:table-cell table:formula="of:=SUM([.BJ2:.BJ10])/COUNT([.BJ2:.BJ10])" office:value-type="float" office:value="0.111111111111111">
            <text:p>0.1111111111</text:p>
          </table:table-cell>
          <table:table-cell table:formula="of:=SUM([.BK2:.BK10])/COUNT([.$B$2:.$B$10])" office:value-type="float" office:value="0.667104995783889">
            <text:p>0.6671049958</text:p>
          </table:table-cell>
          <table:table-cell table:formula="of:=SUM([.BL2:.BL10])/COUNT([.BL2:.BL10])" office:value-type="float" office:value="0">
            <text:p>0</text:p>
          </table:table-cell>
          <table:table-cell table:formula="of:=SUM([.BM2:.BM10])/COUNT([.$B$2:.$B$10])" office:value-type="float" office:value="0.676423041308222">
            <text:p>0.6764230413</text:p>
          </table:table-cell>
          <table:table-cell table:formula="of:=SUM([.BN2:.BN10])/COUNT([.BN2:.BN10])" office:value-type="float" office:value="0">
            <text:p>0</text:p>
          </table:table-cell>
          <table:table-cell table:formula="of:=SUM([.BO2:.BO10])/COUNT([.$B$2:.$B$10])" office:value-type="float" office:value="0.677835340871222">
            <text:p>0.6778353409</text:p>
          </table:table-cell>
          <table:table-cell table:formula="of:=SUM([.BP2:.BP10])/COUNT([.BP2:.BP10])" office:value-type="float" office:value="0">
            <text:p>0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3T10:03:00</dc:date>
    <dc:creator>Michael Gabay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7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6cm" svg:height="10.493cm" xlink:href=".." xlink:type="simple" chart:class="chart:bar" chart:style-name="ch1">
        <chart:legend chart:legend-position="end" svg:x="29.707cm" svg:y="1.212cm" style:legend-expansion="high" chart:style-name="ch2"/>
        <chart:plot-area chart:style-name="ch3" table:cell-range-address="Similar.A1:Similar.A11 Similar.H1:Similar.H11 Similar.J1:Similar.J11 Similar.L1:Similar.L11 Similar.N1:Similar.N11 Similar.P1:Similar.P11 Similar.R1:Similar.R11 Similar.T1:Similar.T11 Similar.V1:Similar.V11 Similar.X1:Similar.X11 Similar.Z1:Similar.Z11 Similar.AB1:Similar.AB11 Similar.AD1:Similar.AD11 Similar.AF1:Similar.AF11 Similar.AH1:Similar.AH11 Similar.AJ1:Similar.AJ11 Similar.AL1:Similar.AL11 Similar.AN1:Similar.AN11 Similar.AP1:Similar.AP11 Similar.AR1:Similar.AR11 Similar.AT1:Similar.AT11 Similar.AV1:Similar.AV11 Similar.AX1:Similar.AX11 Similar.AZ1:Similar.AZ11 Similar.BB1:Similar.BB11 Similar.BD1:Similar.BD11 Similar.BF1:Similar.BF11 Similar.BH1:Similar.BH11 Similar.BJ1:Similar.BJ11 Similar.BL1:Similar.BL11 Similar.BN1:Similar.BN11 Similar.BP1:Similar.BP11" chart:data-source-has-labels="both" svg:x="1.171cm" svg:y="0.971cm" svg:width="27.094cm" svg:height="8.893cm">
          <chartooo:coordinate-region svg:x="1.898cm" svg:y="1.17cm" svg:width="26.367cm" svg:height="8.047cm"/>
          <chart:axis chart:dimension="x" chart:name="primary-x" chart:style-name="ch4" chartooo:axis-type="auto">
            <chartooo:date-scale/>
            <chart:categories table:cell-range-address="Similar.A2:Similar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milar.H2:Similar.H11" chart:label-cell-address="Similar.H1:Similar.H1" chart:class="chart:bar">
            <chart:data-point chart:repeated="10"/>
          </chart:series>
          <chart:series chart:style-name="ch8" chart:values-cell-range-address="Similar.J2:Similar.J11" chart:label-cell-address="Similar.J1:Similar.J1" chart:class="chart:bar">
            <chart:data-point chart:repeated="10"/>
          </chart:series>
          <chart:series chart:style-name="ch9" chart:values-cell-range-address="Similar.L2:Similar.L11" chart:label-cell-address="Similar.L1:Similar.L1" chart:class="chart:bar">
            <chart:data-point chart:repeated="10"/>
          </chart:series>
          <chart:series chart:style-name="ch10" chart:values-cell-range-address="Similar.N2:Similar.N11" chart:label-cell-address="Similar.N1:Similar.N1" chart:class="chart:bar">
            <chart:data-point chart:repeated="10"/>
          </chart:series>
          <chart:series chart:style-name="ch11" chart:values-cell-range-address="Similar.P2:Similar.P11" chart:label-cell-address="Similar.P1:Similar.P1" chart:class="chart:bar">
            <chart:data-point chart:repeated="10"/>
          </chart:series>
          <chart:series chart:style-name="ch12" chart:values-cell-range-address="Similar.R2:Similar.R11" chart:label-cell-address="Similar.R1:Similar.R1" chart:class="chart:bar">
            <chart:data-point chart:repeated="10"/>
          </chart:series>
          <chart:series chart:style-name="ch13" chart:values-cell-range-address="Similar.T2:Similar.T11" chart:label-cell-address="Similar.T1:Similar.T1" chart:class="chart:bar">
            <chart:data-point chart:repeated="10"/>
          </chart:series>
          <chart:series chart:style-name="ch14" chart:values-cell-range-address="Similar.V2:Similar.V11" chart:label-cell-address="Similar.V1:Similar.V1" chart:class="chart:bar">
            <chart:data-point chart:repeated="10"/>
          </chart:series>
          <chart:series chart:style-name="ch15" chart:values-cell-range-address="Similar.X2:Similar.X11" chart:label-cell-address="Similar.X1:Similar.X1" chart:class="chart:bar">
            <chart:data-point chart:repeated="10"/>
          </chart:series>
          <chart:series chart:style-name="ch16" chart:values-cell-range-address="Similar.Z2:Similar.Z11" chart:label-cell-address="Similar.Z1:Similar.Z1" chart:class="chart:bar">
            <chart:data-point chart:repeated="10"/>
          </chart:series>
          <chart:series chart:style-name="ch17" chart:values-cell-range-address="Similar.AB2:Similar.AB11" chart:label-cell-address="Similar.AB1:Similar.AB1" chart:class="chart:bar">
            <chart:data-point chart:repeated="10"/>
          </chart:series>
          <chart:series chart:style-name="ch18" chart:values-cell-range-address="Similar.AD2:Similar.AD11" chart:label-cell-address="Similar.AD1:Similar.AD1" chart:class="chart:bar">
            <chart:data-point chart:repeated="10"/>
          </chart:series>
          <chart:series chart:style-name="ch7" chart:values-cell-range-address="Similar.AF2:Similar.AF11" chart:label-cell-address="Similar.AF1:Similar.AF1" chart:class="chart:bar">
            <chart:data-point chart:repeated="10"/>
          </chart:series>
          <chart:series chart:style-name="ch8" chart:values-cell-range-address="Similar.AH2:Similar.AH11" chart:label-cell-address="Similar.AH1:Similar.AH1" chart:class="chart:bar">
            <chart:data-point chart:repeated="10"/>
          </chart:series>
          <chart:series chart:style-name="ch9" chart:values-cell-range-address="Similar.AJ2:Similar.AJ11" chart:label-cell-address="Similar.AJ1:Similar.AJ1" chart:class="chart:bar">
            <chart:data-point chart:repeated="10"/>
          </chart:series>
          <chart:series chart:style-name="ch10" chart:values-cell-range-address="Similar.AL2:Similar.AL11" chart:label-cell-address="Similar.AL1:Similar.AL1" chart:class="chart:bar">
            <chart:data-point chart:repeated="10"/>
          </chart:series>
          <chart:series chart:style-name="ch11" chart:values-cell-range-address="Similar.AN2:Similar.AN11" chart:label-cell-address="Similar.AN1:Similar.AN1" chart:class="chart:bar">
            <chart:data-point chart:repeated="10"/>
          </chart:series>
          <chart:series chart:style-name="ch12" chart:values-cell-range-address="Similar.AP2:Similar.AP11" chart:label-cell-address="Similar.AP1:Similar.AP1" chart:class="chart:bar">
            <chart:data-point chart:repeated="10"/>
          </chart:series>
          <chart:series chart:style-name="ch13" chart:values-cell-range-address="Similar.AR2:Similar.AR11" chart:label-cell-address="Similar.AR1:Similar.AR1" chart:class="chart:bar">
            <chart:data-point chart:repeated="10"/>
          </chart:series>
          <chart:series chart:style-name="ch14" chart:values-cell-range-address="Similar.AT2:Similar.AT11" chart:label-cell-address="Similar.AT1:Similar.AT1" chart:class="chart:bar">
            <chart:data-point chart:repeated="10"/>
          </chart:series>
          <chart:series chart:style-name="ch15" chart:values-cell-range-address="Similar.AV2:Similar.AV11" chart:label-cell-address="Similar.AV1:Similar.AV1" chart:class="chart:bar">
            <chart:data-point chart:repeated="10"/>
          </chart:series>
          <chart:series chart:style-name="ch16" chart:values-cell-range-address="Similar.AX2:Similar.AX11" chart:label-cell-address="Similar.AX1:Similar.AX1" chart:class="chart:bar">
            <chart:data-point chart:repeated="10"/>
          </chart:series>
          <chart:series chart:style-name="ch17" chart:values-cell-range-address="Similar.AZ2:Similar.AZ11" chart:label-cell-address="Similar.AZ1:Similar.AZ1" chart:class="chart:bar">
            <chart:data-point chart:repeated="10"/>
          </chart:series>
          <chart:series chart:style-name="ch18" chart:values-cell-range-address="Similar.BB2:Similar.BB11" chart:label-cell-address="Similar.BB1:Similar.BB1" chart:class="chart:bar">
            <chart:data-point chart:repeated="10"/>
          </chart:series>
          <chart:series chart:style-name="ch7" chart:values-cell-range-address="Similar.BD2:Similar.BD11" chart:label-cell-address="Similar.BD1:Similar.BD1" chart:class="chart:bar">
            <chart:data-point chart:repeated="10"/>
          </chart:series>
          <chart:series chart:style-name="ch8" chart:values-cell-range-address="Similar.BF2:Similar.BF11" chart:label-cell-address="Similar.BF1:Similar.BF1" chart:class="chart:bar">
            <chart:data-point chart:repeated="10"/>
          </chart:series>
          <chart:series chart:style-name="ch9" chart:values-cell-range-address="Similar.BH2:Similar.BH11" chart:label-cell-address="Similar.BH1:Similar.BH1" chart:class="chart:bar">
            <chart:data-point chart:repeated="10"/>
          </chart:series>
          <chart:series chart:style-name="ch10" chart:values-cell-range-address="Similar.BJ2:Similar.BJ11" chart:label-cell-address="Similar.BJ1:Similar.BJ1" chart:class="chart:bar">
            <chart:data-point chart:repeated="10"/>
          </chart:series>
          <chart:series chart:style-name="ch11" chart:values-cell-range-address="Similar.BL2:Similar.BL11" chart:label-cell-address="Similar.BL1:Similar.BL1" chart:class="chart:bar">
            <chart:data-point chart:repeated="10"/>
          </chart:series>
          <chart:series chart:style-name="ch12" chart:values-cell-range-address="Similar.BN2:Similar.BN11" chart:label-cell-address="Similar.BN1:Similar.BN1" chart:class="chart:bar">
            <chart:data-point chart:repeated="10"/>
          </chart:series>
          <chart:series chart:style-name="ch13" chart:values-cell-range-address="Similar.BP2:Similar.BP11" chart:label-cell-address="Similar.BP1:Similar.BP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Similar.H1:Similar.H1</svg:desc>
                </draw:g>
              </table:table-cell>
              <table:table-cell office:value-type="string">
                <text:p>shuff1_ns</text:p>
                <draw:g>
                  <svg:desc>Similar.J1:Similar.J1</svg:desc>
                </draw:g>
              </table:table-cell>
              <table:table-cell office:value-type="string">
                <text:p>1/C_ns</text:p>
                <draw:g>
                  <svg:desc>Similar.L1:Similar.L1</svg:desc>
                </draw:g>
              </table:table-cell>
              <table:table-cell office:value-type="string">
                <text:p>1/R_ns</text:p>
                <draw:g>
                  <svg:desc>Similar.N1:Similar.N1</svg:desc>
                </draw:g>
              </table:table-cell>
              <table:table-cell office:value-type="string">
                <text:p>R/C_ns</text:p>
                <draw:g>
                  <svg:desc>Similar.P1:Similar.P1</svg:desc>
                </draw:g>
              </table:table-cell>
              <table:table-cell office:value-type="string">
                <text:p>ic_shuff_ns</text:p>
                <draw:g>
                  <svg:desc>Similar.R1:Similar.R1</svg:desc>
                </draw:g>
              </table:table-cell>
              <table:table-cell office:value-type="string">
                <text:p>ic_dyn_1/C_ns</text:p>
                <draw:g>
                  <svg:desc>Similar.T1:Similar.T1</svg:desc>
                </draw:g>
              </table:table-cell>
              <table:table-cell office:value-type="string">
                <text:p>ic_dyn_1/R_ns</text:p>
                <draw:g>
                  <svg:desc>Similar.V1:Similar.V1</svg:desc>
                </draw:g>
              </table:table-cell>
              <table:table-cell office:value-type="string">
                <text:p>ic_dyn_R/C_ns</text:p>
                <draw:g>
                  <svg:desc>Similar.X1:Similar.X1</svg:desc>
                </draw:g>
              </table:table-cell>
              <table:table-cell office:value-type="string">
                <text:p>bc_shuff_ns</text:p>
                <draw:g>
                  <svg:desc>Similar.Z1:Similar.Z1</svg:desc>
                </draw:g>
              </table:table-cell>
              <table:table-cell office:value-type="string">
                <text:p>bc_dyn_1/C_ns</text:p>
                <draw:g>
                  <svg:desc>Similar.AB1:Similar.AB1</svg:desc>
                </draw:g>
              </table:table-cell>
              <table:table-cell office:value-type="string">
                <text:p>bc_dyn_1/R_ns</text:p>
                <draw:g>
                  <svg:desc>Similar.AD1:Similar.AD1</svg:desc>
                </draw:g>
              </table:table-cell>
              <table:table-cell office:value-type="string">
                <text:p>bc_dyn_R/C_ns</text:p>
                <draw:g>
                  <svg:desc>Similar.AF1:Similar.AF1</svg:desc>
                </draw:g>
              </table:table-cell>
              <table:table-cell office:value-type="string">
                <text:p>bb_nothing_ns</text:p>
                <draw:g>
                  <svg:desc>Similar.AH1:Similar.AH1</svg:desc>
                </draw:g>
              </table:table-cell>
              <table:table-cell office:value-type="string">
                <text:p>bb_shuff1_ns</text:p>
                <draw:g>
                  <svg:desc>Similar.AJ1:Similar.AJ1</svg:desc>
                </draw:g>
              </table:table-cell>
              <table:table-cell office:value-type="string">
                <text:p>bb_shuff_ns</text:p>
                <draw:g>
                  <svg:desc>Similar.AL1:Similar.AL1</svg:desc>
                </draw:g>
              </table:table-cell>
              <table:table-cell office:value-type="string">
                <text:p>bb_st_1/C_ns</text:p>
                <draw:g>
                  <svg:desc>Similar.AN1:Similar.AN1</svg:desc>
                </draw:g>
              </table:table-cell>
              <table:table-cell office:value-type="string">
                <text:p>bb_dyn_1/C_ns</text:p>
                <draw:g>
                  <svg:desc>Similar.AP1:Similar.AP1</svg:desc>
                </draw:g>
              </table:table-cell>
              <table:table-cell office:value-type="string">
                <text:p>bb_st_1/R_ns</text:p>
                <draw:g>
                  <svg:desc>Similar.AR1:Similar.AR1</svg:desc>
                </draw:g>
              </table:table-cell>
              <table:table-cell office:value-type="string">
                <text:p>bb_dyn_1/R_ns</text:p>
                <draw:g>
                  <svg:desc>Similar.AT1:Similar.AT1</svg:desc>
                </draw:g>
              </table:table-cell>
              <table:table-cell office:value-type="string">
                <text:p>bb_st_R/C_ns</text:p>
                <draw:g>
                  <svg:desc>Similar.AV1:Similar.AV1</svg:desc>
                </draw:g>
              </table:table-cell>
              <table:table-cell office:value-type="string">
                <text:p>bb_dyn_R/C_ns</text:p>
                <draw:g>
                  <svg:desc>Similar.AX1:Similar.AX1</svg:desc>
                </draw:g>
              </table:table-cell>
              <table:table-cell office:value-type="string">
                <text:p>sbb_nothing_ns</text:p>
                <draw:g>
                  <svg:desc>Similar.AZ1:Similar.AZ1</svg:desc>
                </draw:g>
              </table:table-cell>
              <table:table-cell office:value-type="string">
                <text:p>sbb_shuff1_ns</text:p>
                <draw:g>
                  <svg:desc>Similar.BB1:Similar.BB1</svg:desc>
                </draw:g>
              </table:table-cell>
              <table:table-cell office:value-type="string">
                <text:p>sbb_shuff_ns</text:p>
                <draw:g>
                  <svg:desc>Similar.BD1:Similar.BD1</svg:desc>
                </draw:g>
              </table:table-cell>
              <table:table-cell office:value-type="string">
                <text:p>sbb_st_1/C_ns</text:p>
                <draw:g>
                  <svg:desc>Similar.BF1:Similar.BF1</svg:desc>
                </draw:g>
              </table:table-cell>
              <table:table-cell office:value-type="string">
                <text:p>sbb_dyn_1/C_ns</text:p>
                <draw:g>
                  <svg:desc>Similar.BH1:Similar.BH1</svg:desc>
                </draw:g>
              </table:table-cell>
              <table:table-cell office:value-type="string">
                <text:p>sbb_st_1/R_ns</text:p>
                <draw:g>
                  <svg:desc>Similar.BJ1:Similar.BJ1</svg:desc>
                </draw:g>
              </table:table-cell>
              <table:table-cell office:value-type="string">
                <text:p>sbb_dyn_1/R_ns</text:p>
                <draw:g>
                  <svg:desc>Similar.BL1:Similar.BL1</svg:desc>
                </draw:g>
              </table:table-cell>
              <table:table-cell office:value-type="string">
                <text:p>sbb_st_R/C_ns</text:p>
                <draw:g>
                  <svg:desc>Similar.BN1:Similar.BN1</svg:desc>
                </draw:g>
              </table:table-cell>
              <table:table-cell office:value-type="string">
                <text:p>sbb_dyn_R/C_ns</text:p>
                <draw:g>
                  <svg:desc>Similar.BP1:Similar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Similar.A2:Similar.A11</svg:desc>
                </draw:g>
              </table:table-cell>
              <table:table-cell office:value-type="float" office:value="0">
                <text:p>0</text:p>
                <draw:g>
                  <svg:desc>Similar.H2:Similar.H11</svg:desc>
                </draw:g>
              </table:table-cell>
              <table:table-cell office:value-type="float" office:value="0">
                <text:p>0</text:p>
                <draw:g>
                  <svg:desc>Similar.J2:Similar.J11</svg:desc>
                </draw:g>
              </table:table-cell>
              <table:table-cell office:value-type="float" office:value="0">
                <text:p>0</text:p>
                <draw:g>
                  <svg:desc>Similar.L2:Similar.L11</svg:desc>
                </draw:g>
              </table:table-cell>
              <table:table-cell office:value-type="float" office:value="0">
                <text:p>0</text:p>
                <draw:g>
                  <svg:desc>Similar.N2:Similar.N11</svg:desc>
                </draw:g>
              </table:table-cell>
              <table:table-cell office:value-type="float" office:value="0">
                <text:p>0</text:p>
                <draw:g>
                  <svg:desc>Similar.P2:Similar.P11</svg:desc>
                </draw:g>
              </table:table-cell>
              <table:table-cell office:value-type="float" office:value="0">
                <text:p>0</text:p>
                <draw:g>
                  <svg:desc>Similar.R2:Similar.R11</svg:desc>
                </draw:g>
              </table:table-cell>
              <table:table-cell office:value-type="float" office:value="2">
                <text:p>2</text:p>
                <draw:g>
                  <svg:desc>Similar.T2:Similar.T11</svg:desc>
                </draw:g>
              </table:table-cell>
              <table:table-cell office:value-type="float" office:value="1">
                <text:p>1</text:p>
                <draw:g>
                  <svg:desc>Similar.V2:Similar.V11</svg:desc>
                </draw:g>
              </table:table-cell>
              <table:table-cell office:value-type="float" office:value="1">
                <text:p>1</text:p>
                <draw:g>
                  <svg:desc>Similar.X2:Similar.X11</svg:desc>
                </draw:g>
              </table:table-cell>
              <table:table-cell office:value-type="float" office:value="0">
                <text:p>0</text:p>
                <draw:g>
                  <svg:desc>Similar.Z2:Similar.Z11</svg:desc>
                </draw:g>
              </table:table-cell>
              <table:table-cell office:value-type="float" office:value="1">
                <text:p>1</text:p>
                <draw:g>
                  <svg:desc>Similar.AB2:Similar.AB11</svg:desc>
                </draw:g>
              </table:table-cell>
              <table:table-cell office:value-type="float" office:value="1">
                <text:p>1</text:p>
                <draw:g>
                  <svg:desc>Similar.AD2:Similar.AD11</svg:desc>
                </draw:g>
              </table:table-cell>
              <table:table-cell office:value-type="float" office:value="0">
                <text:p>0</text:p>
                <draw:g>
                  <svg:desc>Similar.AF2:Similar.AF11</svg:desc>
                </draw:g>
              </table:table-cell>
              <table:table-cell office:value-type="float" office:value="0">
                <text:p>0</text:p>
                <draw:g>
                  <svg:desc>Similar.AH2:Similar.AH11</svg:desc>
                </draw:g>
              </table:table-cell>
              <table:table-cell office:value-type="float" office:value="0">
                <text:p>0</text:p>
                <draw:g>
                  <svg:desc>Similar.AJ2:Similar.AJ11</svg:desc>
                </draw:g>
              </table:table-cell>
              <table:table-cell office:value-type="float" office:value="0">
                <text:p>0</text:p>
                <draw:g>
                  <svg:desc>Similar.AL2:Similar.AL11</svg:desc>
                </draw:g>
              </table:table-cell>
              <table:table-cell office:value-type="float" office:value="0">
                <text:p>0</text:p>
                <draw:g>
                  <svg:desc>Similar.AN2:Similar.AN11</svg:desc>
                </draw:g>
              </table:table-cell>
              <table:table-cell office:value-type="float" office:value="0">
                <text:p>0</text:p>
                <draw:g>
                  <svg:desc>Similar.AP2:Similar.AP11</svg:desc>
                </draw:g>
              </table:table-cell>
              <table:table-cell office:value-type="float" office:value="0">
                <text:p>0</text:p>
                <draw:g>
                  <svg:desc>Similar.AR2:Similar.AR11</svg:desc>
                </draw:g>
              </table:table-cell>
              <table:table-cell office:value-type="float" office:value="1">
                <text:p>1</text:p>
                <draw:g>
                  <svg:desc>Similar.AT2:Similar.AT11</svg:desc>
                </draw:g>
              </table:table-cell>
              <table:table-cell office:value-type="float" office:value="1">
                <text:p>1</text:p>
                <draw:g>
                  <svg:desc>Similar.AV2:Similar.AV11</svg:desc>
                </draw:g>
              </table:table-cell>
              <table:table-cell office:value-type="float" office:value="0">
                <text:p>0</text:p>
                <draw:g>
                  <svg:desc>Similar.AX2:Similar.AX11</svg:desc>
                </draw:g>
              </table:table-cell>
              <table:table-cell office:value-type="float" office:value="0">
                <text:p>0</text:p>
                <draw:g>
                  <svg:desc>Similar.AZ2:Similar.AZ11</svg:desc>
                </draw:g>
              </table:table-cell>
              <table:table-cell office:value-type="float" office:value="0">
                <text:p>0</text:p>
                <draw:g>
                  <svg:desc>Similar.BB2:Similar.BB11</svg:desc>
                </draw:g>
              </table:table-cell>
              <table:table-cell office:value-type="float" office:value="0">
                <text:p>0</text:p>
                <draw:g>
                  <svg:desc>Similar.BD2:Similar.BD11</svg:desc>
                </draw:g>
              </table:table-cell>
              <table:table-cell office:value-type="float" office:value="0">
                <text:p>0</text:p>
                <draw:g>
                  <svg:desc>Similar.BF2:Similar.BF11</svg:desc>
                </draw:g>
              </table:table-cell>
              <table:table-cell office:value-type="float" office:value="1">
                <text:p>1</text:p>
                <draw:g>
                  <svg:desc>Similar.BH2:Similar.BH11</svg:desc>
                </draw:g>
              </table:table-cell>
              <table:table-cell office:value-type="float" office:value="1">
                <text:p>1</text:p>
                <draw:g>
                  <svg:desc>Similar.BJ2:Similar.BJ11</svg:desc>
                </draw:g>
              </table:table-cell>
              <table:table-cell office:value-type="float" office:value="0">
                <text:p>0</text:p>
                <draw:g>
                  <svg:desc>Similar.BL2:Similar.BL11</svg:desc>
                </draw:g>
              </table:table-cell>
              <table:table-cell office:value-type="float" office:value="0">
                <text:p>0</text:p>
                <draw:g>
                  <svg:desc>Similar.BN2:Similar.BN11</svg:desc>
                </draw:g>
              </table:table-cell>
              <table:table-cell office:value-type="float" office:value="0">
                <text:p>0</text:p>
                <draw:g>
                  <svg:desc>Similar.BP2:Similar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31cm" svg:height="14.677cm" xlink:href=".." xlink:type="simple" chart:class="chart:bar" chart:style-name="ch1">
        <chart:legend chart:legend-position="end" svg:x="29.678cm" svg:y="3.304cm" style:legend-expansion="high" chart:style-name="ch2"/>
        <chart:plot-area chart:style-name="ch3" table:cell-range-address="Similar.A1:Similar.A11 Similar.G1:Similar.G11 Similar.I1:Similar.I11 Similar.K1:Similar.K11 Similar.M1:Similar.M11 Similar.O1:Similar.O11 Similar.Q1:Similar.Q11 Similar.S1:Similar.S11 Similar.U1:Similar.U11 Similar.W1:Similar.W11 Similar.Y1:Similar.Y11 Similar.AA1:Similar.AA11 Similar.AC1:Similar.AC11 Similar.AE1:Similar.AE11 Similar.AG1:Similar.AG11 Similar.AI1:Similar.AI11 Similar.AK1:Similar.AK11 Similar.AM1:Similar.AM11 Similar.AO1:Similar.AO11 Similar.AQ1:Similar.AQ11 Similar.AS1:Similar.AS11 Similar.AU1:Similar.AU11 Similar.AW1:Similar.AW11 Similar.AY1:Similar.AY11 Similar.BA1:Similar.BA11 Similar.BC1:Similar.BC11 Similar.BE1:Similar.BE11 Similar.BG1:Similar.BG11 Similar.BI1:Similar.BI11 Similar.BK1:Similar.BK11 Similar.BM1:Similar.BM11 Similar.BO1:Similar.BO11" chart:data-source-has-labels="both" svg:x="1.17cm" svg:y="1.307cm" svg:width="27.068cm" svg:height="12.657cm">
          <chartooo:coordinate-region svg:x="1.897cm" svg:y="1.506cm" svg:width="26.341cm" svg:height="11.811cm"/>
          <chart:axis chart:dimension="x" chart:name="primary-x" chart:style-name="ch4" chartooo:axis-type="auto">
            <chartooo:date-scale/>
            <chart:categories table:cell-range-address="Similar.A2:Similar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milar.G2:Similar.G11" chart:label-cell-address="Similar.G1:Similar.G1" chart:class="chart:bar">
            <chart:data-point chart:repeated="10"/>
          </chart:series>
          <chart:series chart:style-name="ch8" chart:values-cell-range-address="Similar.I2:Similar.I11" chart:label-cell-address="Similar.I1:Similar.I1" chart:class="chart:bar">
            <chart:data-point chart:repeated="10"/>
          </chart:series>
          <chart:series chart:style-name="ch9" chart:values-cell-range-address="Similar.K2:Similar.K11" chart:label-cell-address="Similar.K1:Similar.K1" chart:class="chart:bar">
            <chart:data-point chart:repeated="10"/>
          </chart:series>
          <chart:series chart:style-name="ch10" chart:values-cell-range-address="Similar.M2:Similar.M11" chart:label-cell-address="Similar.M1:Similar.M1" chart:class="chart:bar">
            <chart:data-point chart:repeated="10"/>
          </chart:series>
          <chart:series chart:style-name="ch11" chart:values-cell-range-address="Similar.O2:Similar.O11" chart:label-cell-address="Similar.O1:Similar.O1" chart:class="chart:bar">
            <chart:data-point chart:repeated="10"/>
          </chart:series>
          <chart:series chart:style-name="ch12" chart:values-cell-range-address="Similar.Q2:Similar.Q11" chart:label-cell-address="Similar.Q1:Similar.Q1" chart:class="chart:bar">
            <chart:data-point chart:repeated="10"/>
          </chart:series>
          <chart:series chart:style-name="ch13" chart:values-cell-range-address="Similar.S2:Similar.S11" chart:label-cell-address="Similar.S1:Similar.S1" chart:class="chart:bar">
            <chart:data-point chart:repeated="10"/>
          </chart:series>
          <chart:series chart:style-name="ch14" chart:values-cell-range-address="Similar.U2:Similar.U11" chart:label-cell-address="Similar.U1:Similar.U1" chart:class="chart:bar">
            <chart:data-point chart:repeated="10"/>
          </chart:series>
          <chart:series chart:style-name="ch15" chart:values-cell-range-address="Similar.W2:Similar.W11" chart:label-cell-address="Similar.W1:Similar.W1" chart:class="chart:bar">
            <chart:data-point chart:repeated="10"/>
          </chart:series>
          <chart:series chart:style-name="ch16" chart:values-cell-range-address="Similar.Y2:Similar.Y11" chart:label-cell-address="Similar.Y1:Similar.Y1" chart:class="chart:bar">
            <chart:data-point chart:repeated="10"/>
          </chart:series>
          <chart:series chart:style-name="ch17" chart:values-cell-range-address="Similar.AA2:Similar.AA11" chart:label-cell-address="Similar.AA1:Similar.AA1" chart:class="chart:bar">
            <chart:data-point chart:repeated="10"/>
          </chart:series>
          <chart:series chart:style-name="ch18" chart:values-cell-range-address="Similar.AC2:Similar.AC11" chart:label-cell-address="Similar.AC1:Similar.AC1" chart:class="chart:bar">
            <chart:data-point chart:repeated="10"/>
          </chart:series>
          <chart:series chart:style-name="ch7" chart:values-cell-range-address="Similar.AE2:Similar.AE11" chart:label-cell-address="Similar.AE1:Similar.AE1" chart:class="chart:bar">
            <chart:data-point chart:repeated="10"/>
          </chart:series>
          <chart:series chart:style-name="ch8" chart:values-cell-range-address="Similar.AG2:Similar.AG11" chart:label-cell-address="Similar.AG1:Similar.AG1" chart:class="chart:bar">
            <chart:data-point chart:repeated="10"/>
          </chart:series>
          <chart:series chart:style-name="ch9" chart:values-cell-range-address="Similar.AI2:Similar.AI11" chart:label-cell-address="Similar.AI1:Similar.AI1" chart:class="chart:bar">
            <chart:data-point chart:repeated="10"/>
          </chart:series>
          <chart:series chart:style-name="ch10" chart:values-cell-range-address="Similar.AK2:Similar.AK11" chart:label-cell-address="Similar.AK1:Similar.AK1" chart:class="chart:bar">
            <chart:data-point chart:repeated="10"/>
          </chart:series>
          <chart:series chart:style-name="ch11" chart:values-cell-range-address="Similar.AM2:Similar.AM11" chart:label-cell-address="Similar.AM1:Similar.AM1" chart:class="chart:bar">
            <chart:data-point chart:repeated="10"/>
          </chart:series>
          <chart:series chart:style-name="ch12" chart:values-cell-range-address="Similar.AO2:Similar.AO11" chart:label-cell-address="Similar.AO1:Similar.AO1" chart:class="chart:bar">
            <chart:data-point chart:repeated="10"/>
          </chart:series>
          <chart:series chart:style-name="ch13" chart:values-cell-range-address="Similar.AQ2:Similar.AQ11" chart:label-cell-address="Similar.AQ1:Similar.AQ1" chart:class="chart:bar">
            <chart:data-point chart:repeated="10"/>
          </chart:series>
          <chart:series chart:style-name="ch14" chart:values-cell-range-address="Similar.AS2:Similar.AS11" chart:label-cell-address="Similar.AS1:Similar.AS1" chart:class="chart:bar">
            <chart:data-point chart:repeated="10"/>
          </chart:series>
          <chart:series chart:style-name="ch15" chart:values-cell-range-address="Similar.AU2:Similar.AU11" chart:label-cell-address="Similar.AU1:Similar.AU1" chart:class="chart:bar">
            <chart:data-point chart:repeated="10"/>
          </chart:series>
          <chart:series chart:style-name="ch16" chart:values-cell-range-address="Similar.AW2:Similar.AW11" chart:label-cell-address="Similar.AW1:Similar.AW1" chart:class="chart:bar">
            <chart:data-point chart:repeated="10"/>
          </chart:series>
          <chart:series chart:style-name="ch17" chart:values-cell-range-address="Similar.AY2:Similar.AY11" chart:label-cell-address="Similar.AY1:Similar.AY1" chart:class="chart:bar">
            <chart:data-point chart:repeated="10"/>
          </chart:series>
          <chart:series chart:style-name="ch18" chart:values-cell-range-address="Similar.BA2:Similar.BA11" chart:label-cell-address="Similar.BA1:Similar.BA1" chart:class="chart:bar">
            <chart:data-point chart:repeated="10"/>
          </chart:series>
          <chart:series chart:style-name="ch7" chart:values-cell-range-address="Similar.BC2:Similar.BC11" chart:label-cell-address="Similar.BC1:Similar.BC1" chart:class="chart:bar">
            <chart:data-point chart:repeated="10"/>
          </chart:series>
          <chart:series chart:style-name="ch8" chart:values-cell-range-address="Similar.BE2:Similar.BE11" chart:label-cell-address="Similar.BE1:Similar.BE1" chart:class="chart:bar">
            <chart:data-point chart:repeated="10"/>
          </chart:series>
          <chart:series chart:style-name="ch9" chart:values-cell-range-address="Similar.BG2:Similar.BG11" chart:label-cell-address="Similar.BG1:Similar.BG1" chart:class="chart:bar">
            <chart:data-point chart:repeated="10"/>
          </chart:series>
          <chart:series chart:style-name="ch10" chart:values-cell-range-address="Similar.BI2:Similar.BI11" chart:label-cell-address="Similar.BI1:Similar.BI1" chart:class="chart:bar">
            <chart:data-point chart:repeated="10"/>
          </chart:series>
          <chart:series chart:style-name="ch11" chart:values-cell-range-address="Similar.BK2:Similar.BK11" chart:label-cell-address="Similar.BK1:Similar.BK1" chart:class="chart:bar">
            <chart:data-point chart:repeated="10"/>
          </chart:series>
          <chart:series chart:style-name="ch12" chart:values-cell-range-address="Similar.BM2:Similar.BM11" chart:label-cell-address="Similar.BM1:Similar.BM1" chart:class="chart:bar">
            <chart:data-point chart:repeated="10"/>
          </chart:series>
          <chart:series chart:style-name="ch13" chart:values-cell-range-address="Similar.BO2:Similar.BO11" chart:label-cell-address="Similar.BO1:Similar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Similar.G1:Similar.G1</svg:desc>
                </draw:g>
              </table:table-cell>
              <table:table-cell office:value-type="string">
                <text:p>shuff1_pn</text:p>
                <draw:g>
                  <svg:desc>Similar.I1:Similar.I1</svg:desc>
                </draw:g>
              </table:table-cell>
              <table:table-cell office:value-type="string">
                <text:p>1/C_pn</text:p>
                <draw:g>
                  <svg:desc>Similar.K1:Similar.K1</svg:desc>
                </draw:g>
              </table:table-cell>
              <table:table-cell office:value-type="string">
                <text:p>1/R_pn</text:p>
                <draw:g>
                  <svg:desc>Similar.M1:Similar.M1</svg:desc>
                </draw:g>
              </table:table-cell>
              <table:table-cell office:value-type="string">
                <text:p>R/C_pn</text:p>
                <draw:g>
                  <svg:desc>Similar.O1:Similar.O1</svg:desc>
                </draw:g>
              </table:table-cell>
              <table:table-cell office:value-type="string">
                <text:p>ic_shuff_pn</text:p>
                <draw:g>
                  <svg:desc>Similar.Q1:Similar.Q1</svg:desc>
                </draw:g>
              </table:table-cell>
              <table:table-cell office:value-type="string">
                <text:p>ic_dyn_1/C_pn</text:p>
                <draw:g>
                  <svg:desc>Similar.S1:Similar.S1</svg:desc>
                </draw:g>
              </table:table-cell>
              <table:table-cell office:value-type="string">
                <text:p>ic_dyn_1/R_pn</text:p>
                <draw:g>
                  <svg:desc>Similar.U1:Similar.U1</svg:desc>
                </draw:g>
              </table:table-cell>
              <table:table-cell office:value-type="string">
                <text:p>ic_dyn_R/C_pn</text:p>
                <draw:g>
                  <svg:desc>Similar.W1:Similar.W1</svg:desc>
                </draw:g>
              </table:table-cell>
              <table:table-cell office:value-type="string">
                <text:p>bc_shuff_pn</text:p>
                <draw:g>
                  <svg:desc>Similar.Y1:Similar.Y1</svg:desc>
                </draw:g>
              </table:table-cell>
              <table:table-cell office:value-type="string">
                <text:p>bc_dyn_1/C_pn</text:p>
                <draw:g>
                  <svg:desc>Similar.AA1:Similar.AA1</svg:desc>
                </draw:g>
              </table:table-cell>
              <table:table-cell office:value-type="string">
                <text:p>bc_dyn_1/R_pn</text:p>
                <draw:g>
                  <svg:desc>Similar.AC1:Similar.AC1</svg:desc>
                </draw:g>
              </table:table-cell>
              <table:table-cell office:value-type="string">
                <text:p>bc_dyn_R/C_pn</text:p>
                <draw:g>
                  <svg:desc>Similar.AE1:Similar.AE1</svg:desc>
                </draw:g>
              </table:table-cell>
              <table:table-cell office:value-type="string">
                <text:p>bb_nothing_pn</text:p>
                <draw:g>
                  <svg:desc>Similar.AG1:Similar.AG1</svg:desc>
                </draw:g>
              </table:table-cell>
              <table:table-cell office:value-type="string">
                <text:p>bb_shuff1_pn</text:p>
                <draw:g>
                  <svg:desc>Similar.AI1:Similar.AI1</svg:desc>
                </draw:g>
              </table:table-cell>
              <table:table-cell office:value-type="string">
                <text:p>bb_shuff_pn</text:p>
                <draw:g>
                  <svg:desc>Similar.AK1:Similar.AK1</svg:desc>
                </draw:g>
              </table:table-cell>
              <table:table-cell office:value-type="string">
                <text:p>bb_st_1/C_pn</text:p>
                <draw:g>
                  <svg:desc>Similar.AM1:Similar.AM1</svg:desc>
                </draw:g>
              </table:table-cell>
              <table:table-cell office:value-type="string">
                <text:p>bb_dyn_1/C_pn</text:p>
                <draw:g>
                  <svg:desc>Similar.AO1:Similar.AO1</svg:desc>
                </draw:g>
              </table:table-cell>
              <table:table-cell office:value-type="string">
                <text:p>bb_st_1/R_pn</text:p>
                <draw:g>
                  <svg:desc>Similar.AQ1:Similar.AQ1</svg:desc>
                </draw:g>
              </table:table-cell>
              <table:table-cell office:value-type="string">
                <text:p>bb_dyn_1/R_pn</text:p>
                <draw:g>
                  <svg:desc>Similar.AS1:Similar.AS1</svg:desc>
                </draw:g>
              </table:table-cell>
              <table:table-cell office:value-type="string">
                <text:p>bb_st_R/C_pn</text:p>
                <draw:g>
                  <svg:desc>Similar.AU1:Similar.AU1</svg:desc>
                </draw:g>
              </table:table-cell>
              <table:table-cell office:value-type="string">
                <text:p>bb_dyn_R/C_pn</text:p>
                <draw:g>
                  <svg:desc>Similar.AW1:Similar.AW1</svg:desc>
                </draw:g>
              </table:table-cell>
              <table:table-cell office:value-type="string">
                <text:p>sbb_nothing_pn</text:p>
                <draw:g>
                  <svg:desc>Similar.AY1:Similar.AY1</svg:desc>
                </draw:g>
              </table:table-cell>
              <table:table-cell office:value-type="string">
                <text:p>sbb_shuff1_pn</text:p>
                <draw:g>
                  <svg:desc>Similar.BA1:Similar.BA1</svg:desc>
                </draw:g>
              </table:table-cell>
              <table:table-cell office:value-type="string">
                <text:p>sbb_shuff_pn</text:p>
                <draw:g>
                  <svg:desc>Similar.BC1:Similar.BC1</svg:desc>
                </draw:g>
              </table:table-cell>
              <table:table-cell office:value-type="string">
                <text:p>sbb_st_1/C_pn</text:p>
                <draw:g>
                  <svg:desc>Similar.BE1:Similar.BE1</svg:desc>
                </draw:g>
              </table:table-cell>
              <table:table-cell office:value-type="string">
                <text:p>sbb_dyn_1/C_pn</text:p>
                <draw:g>
                  <svg:desc>Similar.BG1:Similar.BG1</svg:desc>
                </draw:g>
              </table:table-cell>
              <table:table-cell office:value-type="string">
                <text:p>sbb_st_1/R_pn</text:p>
                <draw:g>
                  <svg:desc>Similar.BI1:Similar.BI1</svg:desc>
                </draw:g>
              </table:table-cell>
              <table:table-cell office:value-type="string">
                <text:p>sbb_dyn_1/R_pn</text:p>
                <draw:g>
                  <svg:desc>Similar.BK1:Similar.BK1</svg:desc>
                </draw:g>
              </table:table-cell>
              <table:table-cell office:value-type="string">
                <text:p>sbb_st_R/C_pn</text:p>
                <draw:g>
                  <svg:desc>Similar.BM1:Similar.BM1</svg:desc>
                </draw:g>
              </table:table-cell>
              <table:table-cell office:value-type="string">
                <text:p>sbb_dyn_R/C_pn</text:p>
                <draw:g>
                  <svg:desc>Similar.BO1:Similar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Similar.A2:Similar.A11</svg:desc>
                </draw:g>
              </table:table-cell>
              <table:table-cell office:value-type="float" office:value="0.855929018465">
                <text:p>0.855929018465</text:p>
                <draw:g>
                  <svg:desc>Similar.G2:Similar.G11</svg:desc>
                </draw:g>
              </table:table-cell>
              <table:table-cell office:value-type="float" office:value="0.855229588566">
                <text:p>0.855229588566</text:p>
                <draw:g>
                  <svg:desc>Similar.I2:Similar.I11</svg:desc>
                </draw:g>
              </table:table-cell>
              <table:table-cell office:value-type="float" office:value="0.79305807879">
                <text:p>0.79305807879</text:p>
                <draw:g>
                  <svg:desc>Similar.K2:Similar.K11</svg:desc>
                </draw:g>
              </table:table-cell>
              <table:table-cell office:value-type="float" office:value="0.794003208793">
                <text:p>0.794003208793</text:p>
                <draw:g>
                  <svg:desc>Similar.M2:Similar.M11</svg:desc>
                </draw:g>
              </table:table-cell>
              <table:table-cell office:value-type="float" office:value="0.804096298654">
                <text:p>0.804096298654</text:p>
                <draw:g>
                  <svg:desc>Similar.O2:Similar.O11</svg:desc>
                </draw:g>
              </table:table-cell>
              <table:table-cell office:value-type="float" office:value="0.840465109899">
                <text:p>0.840465109899</text:p>
                <draw:g>
                  <svg:desc>Similar.Q2:Similar.Q11</svg:desc>
                </draw:g>
              </table:table-cell>
              <table:table-cell office:value-type="float" office:value="0.789655948666">
                <text:p>0.789655948666</text:p>
                <draw:g>
                  <svg:desc>Similar.S2:Similar.S11</svg:desc>
                </draw:g>
              </table:table-cell>
              <table:table-cell office:value-type="float" office:value="0.780511944539">
                <text:p>0.780511944539</text:p>
                <draw:g>
                  <svg:desc>Similar.U2:Similar.U11</svg:desc>
                </draw:g>
              </table:table-cell>
              <table:table-cell office:value-type="float" office:value="0.793207282897">
                <text:p>0.793207282897</text:p>
                <draw:g>
                  <svg:desc>Similar.W2:Similar.W11</svg:desc>
                </draw:g>
              </table:table-cell>
              <table:table-cell office:value-type="float" office:value="0.855304206268">
                <text:p>0.855304206268</text:p>
                <draw:g>
                  <svg:desc>Similar.Y2:Similar.Y11</svg:desc>
                </draw:g>
              </table:table-cell>
              <table:table-cell office:value-type="float" office:value="0.76430302195">
                <text:p>0.76430302195</text:p>
                <draw:g>
                  <svg:desc>Similar.AA2:Similar.AA11</svg:desc>
                </draw:g>
              </table:table-cell>
              <table:table-cell office:value-type="float" office:value="0.799617690999">
                <text:p>0.799617690999</text:p>
                <draw:g>
                  <svg:desc>Similar.AC2:Similar.AC11</svg:desc>
                </draw:g>
              </table:table-cell>
              <table:table-cell office:value-type="float" office:value="0.776623717853">
                <text:p>0.776623717853</text:p>
                <draw:g>
                  <svg:desc>Similar.AE2:Similar.AE11</svg:desc>
                </draw:g>
              </table:table-cell>
              <table:table-cell office:value-type="float" office:value="0.841950444953">
                <text:p>0.841950444953</text:p>
                <draw:g>
                  <svg:desc>Similar.AG2:Similar.AG11</svg:desc>
                </draw:g>
              </table:table-cell>
              <table:table-cell office:value-type="float" office:value="0.842213552993">
                <text:p>0.842213552993</text:p>
                <draw:g>
                  <svg:desc>Similar.AI2:Similar.AI11</svg:desc>
                </draw:g>
              </table:table-cell>
              <table:table-cell office:value-type="float" office:value="0.84106597292">
                <text:p>0.84106597292</text:p>
                <draw:g>
                  <svg:desc>Similar.AK2:Similar.AK11</svg:desc>
                </draw:g>
              </table:table-cell>
              <table:table-cell office:value-type="float" office:value="0.777991380883">
                <text:p>0.777991380883</text:p>
                <draw:g>
                  <svg:desc>Similar.AM2:Similar.AM11</svg:desc>
                </draw:g>
              </table:table-cell>
              <table:table-cell office:value-type="float" office:value="0.780850992001">
                <text:p>0.780850992001</text:p>
                <draw:g>
                  <svg:desc>Similar.AO2:Similar.AO11</svg:desc>
                </draw:g>
              </table:table-cell>
              <table:table-cell office:value-type="float" office:value="0.781410707104">
                <text:p>0.781410707104</text:p>
                <draw:g>
                  <svg:desc>Similar.AQ2:Similar.AQ11</svg:desc>
                </draw:g>
              </table:table-cell>
              <table:table-cell office:value-type="float" office:value="0.780059109355">
                <text:p>0.780059109355</text:p>
                <draw:g>
                  <svg:desc>Similar.AS2:Similar.AS11</svg:desc>
                </draw:g>
              </table:table-cell>
              <table:table-cell office:value-type="float" office:value="0.779760691197">
                <text:p>0.779760691197</text:p>
                <draw:g>
                  <svg:desc>Similar.AU2:Similar.AU11</svg:desc>
                </draw:g>
              </table:table-cell>
              <table:table-cell office:value-type="float" office:value="0.779773905052">
                <text:p>0.779773905052</text:p>
                <draw:g>
                  <svg:desc>Similar.AW2:Similar.AW11</svg:desc>
                </draw:g>
              </table:table-cell>
              <table:table-cell office:value-type="float" office:value="0.853488450119">
                <text:p>0.853488450119</text:p>
                <draw:g>
                  <svg:desc>Similar.AY2:Similar.AY11</svg:desc>
                </draw:g>
              </table:table-cell>
              <table:table-cell office:value-type="float" office:value="0.859998150002">
                <text:p>0.859998150002</text:p>
                <draw:g>
                  <svg:desc>Similar.BA2:Similar.BA11</svg:desc>
                </draw:g>
              </table:table-cell>
              <table:table-cell office:value-type="float" office:value="0.851598076077">
                <text:p>0.851598076077</text:p>
                <draw:g>
                  <svg:desc>Similar.BC2:Similar.BC11</svg:desc>
                </draw:g>
              </table:table-cell>
              <table:table-cell office:value-type="float" office:value="0.789498342803">
                <text:p>0.789498342803</text:p>
                <draw:g>
                  <svg:desc>Similar.BE2:Similar.BE11</svg:desc>
                </draw:g>
              </table:table-cell>
              <table:table-cell office:value-type="float" office:value="0.786359471104">
                <text:p>0.786359471104</text:p>
                <draw:g>
                  <svg:desc>Similar.BG2:Similar.BG11</svg:desc>
                </draw:g>
              </table:table-cell>
              <table:table-cell office:value-type="float" office:value="0.792980974306">
                <text:p>0.792980974306</text:p>
                <draw:g>
                  <svg:desc>Similar.BI2:Similar.BI11</svg:desc>
                </draw:g>
              </table:table-cell>
              <table:table-cell office:value-type="float" office:value="0.773038028009">
                <text:p>0.773038028009</text:p>
                <draw:g>
                  <svg:desc>Similar.BK2:Similar.BK11</svg:desc>
                </draw:g>
              </table:table-cell>
              <table:table-cell office:value-type="float" office:value="0.798081326875">
                <text:p>0.798081326875</text:p>
                <draw:g>
                  <svg:desc>Similar.BM2:Similar.BM11</svg:desc>
                </draw:g>
              </table:table-cell>
              <table:table-cell office:value-type="float" office:value="0.801279742699">
                <text:p>0.801279742699</text:p>
                <draw:g>
                  <svg:desc>Similar.BO2:Similar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689947773072">
                <text:p>0.689947773072</text:p>
              </table:table-cell>
              <table:table-cell office:value-type="float" office:value="0.685106360471">
                <text:p>0.685106360471</text:p>
              </table:table-cell>
              <table:table-cell office:value-type="float" office:value="0.647820465291">
                <text:p>0.647820465291</text:p>
              </table:table-cell>
              <table:table-cell office:value-type="float" office:value="0.646108941374">
                <text:p>0.646108941374</text:p>
              </table:table-cell>
              <table:table-cell office:value-type="float" office:value="0.650967748315">
                <text:p>0.650967748315</text:p>
              </table:table-cell>
              <table:table-cell office:value-type="float" office:value="0.676794699505">
                <text:p>0.676794699505</text:p>
              </table:table-cell>
              <table:table-cell office:value-type="float" office:value="0.638879908317">
                <text:p>0.638879908317</text:p>
              </table:table-cell>
              <table:table-cell office:value-type="float" office:value="0.624576586222">
                <text:p>0.624576586222</text:p>
              </table:table-cell>
              <table:table-cell office:value-type="float" office:value="0.647219866116">
                <text:p>0.647219866116</text:p>
              </table:table-cell>
              <table:table-cell office:value-type="float" office:value="0.690677840718">
                <text:p>0.690677840718</text:p>
              </table:table-cell>
              <table:table-cell office:value-type="float" office:value="0.622776952782">
                <text:p>0.622776952782</text:p>
              </table:table-cell>
              <table:table-cell office:value-type="float" office:value="0.64554606619">
                <text:p>0.64554606619</text:p>
              </table:table-cell>
              <table:table-cell office:value-type="float" office:value="0.619704105386">
                <text:p>0.619704105386</text:p>
              </table:table-cell>
              <table:table-cell office:value-type="float" office:value="0.684891088317">
                <text:p>0.684891088317</text:p>
              </table:table-cell>
              <table:table-cell office:value-type="float" office:value="0.671905198705">
                <text:p>0.671905198705</text:p>
              </table:table-cell>
              <table:table-cell office:value-type="float" office:value="0.674762748468">
                <text:p>0.674762748468</text:p>
              </table:table-cell>
              <table:table-cell office:value-type="float" office:value="0.644904051948">
                <text:p>0.644904051948</text:p>
              </table:table-cell>
              <table:table-cell office:value-type="float" office:value="0.639229587298">
                <text:p>0.639229587298</text:p>
              </table:table-cell>
              <table:table-cell office:value-type="float" office:value="0.643812375285">
                <text:p>0.643812375285</text:p>
              </table:table-cell>
              <table:table-cell office:value-type="float" office:value="0.629248719109">
                <text:p>0.629248719109</text:p>
              </table:table-cell>
              <table:table-cell office:value-type="float" office:value="0.639779636066">
                <text:p>0.639779636066</text:p>
              </table:table-cell>
              <table:table-cell office:value-type="float" office:value="0.642130501226">
                <text:p>0.642130501226</text:p>
              </table:table-cell>
              <table:table-cell office:value-type="float" office:value="0.686739973236">
                <text:p>0.686739973236</text:p>
              </table:table-cell>
              <table:table-cell office:value-type="float" office:value="0.69220005937">
                <text:p>0.69220005937</text:p>
              </table:table-cell>
              <table:table-cell office:value-type="float" office:value="0.680934647244">
                <text:p>0.680934647244</text:p>
              </table:table-cell>
              <table:table-cell office:value-type="float" office:value="0.636725357042">
                <text:p>0.636725357042</text:p>
              </table:table-cell>
              <table:table-cell office:value-type="float" office:value="0.631418073881">
                <text:p>0.631418073881</text:p>
              </table:table-cell>
              <table:table-cell office:value-type="float" office:value="0.630491072703">
                <text:p>0.630491072703</text:p>
              </table:table-cell>
              <table:table-cell office:value-type="float" office:value="0.619351148511">
                <text:p>0.619351148511</text:p>
              </table:table-cell>
              <table:table-cell office:value-type="float" office:value="0.640357571004">
                <text:p>0.640357571004</text:p>
              </table:table-cell>
              <table:table-cell office:value-type="float" office:value="0.639643928544">
                <text:p>0.63964392854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668582360843">
                <text:p>0.668582360843</text:p>
              </table:table-cell>
              <table:table-cell office:value-type="float" office:value="0.659501605086">
                <text:p>0.659501605086</text:p>
              </table:table-cell>
              <table:table-cell office:value-type="float" office:value="0.663457285033">
                <text:p>0.663457285033</text:p>
              </table:table-cell>
              <table:table-cell office:value-type="float" office:value="0.660162388552">
                <text:p>0.660162388552</text:p>
              </table:table-cell>
              <table:table-cell office:value-type="float" office:value="0.66112531848">
                <text:p>0.66112531848</text:p>
              </table:table-cell>
              <table:table-cell office:value-type="float" office:value="0.630660252835">
                <text:p>0.630660252835</text:p>
              </table:table-cell>
              <table:table-cell office:value-type="float" office:value="0.664409299215">
                <text:p>0.664409299215</text:p>
              </table:table-cell>
              <table:table-cell office:value-type="float" office:value="0.66147311377">
                <text:p>0.66147311377</text:p>
              </table:table-cell>
              <table:table-cell office:value-type="float" office:value="0.658439245319">
                <text:p>0.658439245319</text:p>
              </table:table-cell>
              <table:table-cell office:value-type="float" office:value="0.652966112044">
                <text:p>0.652966112044</text:p>
              </table:table-cell>
              <table:table-cell office:value-type="float" office:value="0.631773612017">
                <text:p>0.631773612017</text:p>
              </table:table-cell>
              <table:table-cell office:value-type="float" office:value="0.664653528182">
                <text:p>0.664653528182</text:p>
              </table:table-cell>
              <table:table-cell office:value-type="float" office:value="0.631392021079">
                <text:p>0.631392021079</text:p>
              </table:table-cell>
              <table:table-cell office:value-type="float" office:value="0.644224317722">
                <text:p>0.644224317722</text:p>
              </table:table-cell>
              <table:table-cell office:value-type="float" office:value="0.647442876316">
                <text:p>0.647442876316</text:p>
              </table:table-cell>
              <table:table-cell office:value-type="float" office:value="0.635124200388">
                <text:p>0.635124200388</text:p>
              </table:table-cell>
              <table:table-cell office:value-type="float" office:value="0.66099244999">
                <text:p>0.66099244999</text:p>
              </table:table-cell>
              <table:table-cell office:value-type="float" office:value="0.655286100499">
                <text:p>0.655286100499</text:p>
              </table:table-cell>
              <table:table-cell office:value-type="float" office:value="0.65731620472">
                <text:p>0.65731620472</text:p>
              </table:table-cell>
              <table:table-cell office:value-type="float" office:value="0.638100254705">
                <text:p>0.638100254705</text:p>
              </table:table-cell>
              <table:table-cell office:value-type="float" office:value="0.662378409001">
                <text:p>0.662378409001</text:p>
              </table:table-cell>
              <table:table-cell office:value-type="float" office:value="0.660154491391">
                <text:p>0.660154491391</text:p>
              </table:table-cell>
              <table:table-cell office:value-type="float" office:value="0.655742835657">
                <text:p>0.655742835657</text:p>
              </table:table-cell>
              <table:table-cell office:value-type="float" office:value="0.655577762475">
                <text:p>0.655577762475</text:p>
              </table:table-cell>
              <table:table-cell office:value-type="float" office:value="0.659600058676">
                <text:p>0.659600058676</text:p>
              </table:table-cell>
              <table:table-cell office:value-type="float" office:value="0.649802648164">
                <text:p>0.649802648164</text:p>
              </table:table-cell>
              <table:table-cell office:value-type="float" office:value="0.651396659095">
                <text:p>0.651396659095</text:p>
              </table:table-cell>
              <table:table-cell office:value-type="float" office:value="0.647624657455">
                <text:p>0.647624657455</text:p>
              </table:table-cell>
              <table:table-cell office:value-type="float" office:value="0.639094370776">
                <text:p>0.639094370776</text:p>
              </table:table-cell>
              <table:table-cell office:value-type="float" office:value="0.655383835357">
                <text:p>0.655383835357</text:p>
              </table:table-cell>
              <table:table-cell office:value-type="float" office:value="0.657187132949">
                <text:p>0.657187132949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883888282339">
                <text:p>0.883888282339</text:p>
              </table:table-cell>
              <table:table-cell office:value-type="float" office:value="0.885119913851">
                <text:p>0.885119913851</text:p>
              </table:table-cell>
              <table:table-cell office:value-type="float" office:value="0.815357334203">
                <text:p>0.815357334203</text:p>
              </table:table-cell>
              <table:table-cell office:value-type="float" office:value="0.815106066507">
                <text:p>0.815106066507</text:p>
              </table:table-cell>
              <table:table-cell office:value-type="float" office:value="0.820093639499">
                <text:p>0.820093639499</text:p>
              </table:table-cell>
              <table:table-cell office:value-type="float" office:value="0.857343769119">
                <text:p>0.857343769119</text:p>
              </table:table-cell>
              <table:table-cell office:value-type="float" office:value="0.802898875809">
                <text:p>0.802898875809</text:p>
              </table:table-cell>
              <table:table-cell office:value-type="float" office:value="0.800578544205">
                <text:p>0.800578544205</text:p>
              </table:table-cell>
              <table:table-cell office:value-type="float" office:value="0.815268726767">
                <text:p>0.815268726767</text:p>
              </table:table-cell>
              <table:table-cell office:value-type="float" office:value="0.8905523861">
                <text:p>0.8905523861</text:p>
              </table:table-cell>
              <table:table-cell office:value-type="float" office:value="0.792700108702">
                <text:p>0.792700108702</text:p>
              </table:table-cell>
              <table:table-cell office:value-type="float" office:value="0.814328656662">
                <text:p>0.814328656662</text:p>
              </table:table-cell>
              <table:table-cell office:value-type="float" office:value="0.803758273975">
                <text:p>0.803758273975</text:p>
              </table:table-cell>
              <table:table-cell office:value-type="float" office:value="0.855968935153">
                <text:p>0.855968935153</text:p>
              </table:table-cell>
              <table:table-cell office:value-type="float" office:value="0.855495679292">
                <text:p>0.855495679292</text:p>
              </table:table-cell>
              <table:table-cell office:value-type="float" office:value="0.860572560789">
                <text:p>0.860572560789</text:p>
              </table:table-cell>
              <table:table-cell office:value-type="float" office:value="0.804075735206">
                <text:p>0.804075735206</text:p>
              </table:table-cell>
              <table:table-cell office:value-type="float" office:value="0.800589291704">
                <text:p>0.800589291704</text:p>
              </table:table-cell>
              <table:table-cell office:value-type="float" office:value="0.809727036438">
                <text:p>0.809727036438</text:p>
              </table:table-cell>
              <table:table-cell office:value-type="float" office:value="0.795546690322">
                <text:p>0.795546690322</text:p>
              </table:table-cell>
              <table:table-cell office:value-type="float" office:value="0.809328644109">
                <text:p>0.809328644109</text:p>
              </table:table-cell>
              <table:table-cell office:value-type="float" office:value="0.806310331732">
                <text:p>0.806310331732</text:p>
              </table:table-cell>
              <table:table-cell office:value-type="float" office:value="0.880880178596">
                <text:p>0.880880178596</text:p>
              </table:table-cell>
              <table:table-cell office:value-type="float" office:value="0.87817243383">
                <text:p>0.87817243383</text:p>
              </table:table-cell>
              <table:table-cell office:value-type="float" office:value="0.879221529762">
                <text:p>0.879221529762</text:p>
              </table:table-cell>
              <table:table-cell office:value-type="float" office:value="0.827079271066">
                <text:p>0.827079271066</text:p>
              </table:table-cell>
              <table:table-cell office:value-type="float" office:value="0.81962094773">
                <text:p>0.81962094773</text:p>
              </table:table-cell>
              <table:table-cell office:value-type="float" office:value="0.830639382351">
                <text:p>0.830639382351</text:p>
              </table:table-cell>
              <table:table-cell office:value-type="float" office:value="0.820797220212">
                <text:p>0.820797220212</text:p>
              </table:table-cell>
              <table:table-cell office:value-type="float" office:value="0.827597302224">
                <text:p>0.827597302224</text:p>
              </table:table-cell>
              <table:table-cell office:value-type="float" office:value="0.831264657558">
                <text:p>0.831264657558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671862653052">
                <text:p>0.671862653052</text:p>
              </table:table-cell>
              <table:table-cell office:value-type="float" office:value="0.678444959107">
                <text:p>0.678444959107</text:p>
              </table:table-cell>
              <table:table-cell office:value-type="float" office:value="0.620481098019">
                <text:p>0.620481098019</text:p>
              </table:table-cell>
              <table:table-cell office:value-type="float" office:value="0.619939323199">
                <text:p>0.619939323199</text:p>
              </table:table-cell>
              <table:table-cell office:value-type="float" office:value="0.616703004583">
                <text:p>0.616703004583</text:p>
              </table:table-cell>
              <table:table-cell office:value-type="float" office:value="0.664919555725">
                <text:p>0.664919555725</text:p>
              </table:table-cell>
              <table:table-cell office:value-type="float" office:value="0.613941069579">
                <text:p>0.613941069579</text:p>
              </table:table-cell>
              <table:table-cell office:value-type="float" office:value="0.607229077275">
                <text:p>0.607229077275</text:p>
              </table:table-cell>
              <table:table-cell office:value-type="float" office:value="0.614714461355">
                <text:p>0.614714461355</text:p>
              </table:table-cell>
              <table:table-cell office:value-type="float" office:value="0.682677056031">
                <text:p>0.682677056031</text:p>
              </table:table-cell>
              <table:table-cell office:value-type="float" office:value="0.604602579792">
                <text:p>0.604602579792</text:p>
              </table:table-cell>
              <table:table-cell office:value-type="float" office:value="0.621246083859">
                <text:p>0.621246083859</text:p>
              </table:table-cell>
              <table:table-cell office:value-type="float" office:value="0.60346064016">
                <text:p>0.60346064016</text:p>
              </table:table-cell>
              <table:table-cell office:value-type="float" office:value="0.663772189289">
                <text:p>0.663772189289</text:p>
              </table:table-cell>
              <table:table-cell office:value-type="float" office:value="0.663755846911">
                <text:p>0.663755846911</text:p>
              </table:table-cell>
              <table:table-cell office:value-type="float" office:value="0.668893550707">
                <text:p>0.668893550707</text:p>
              </table:table-cell>
              <table:table-cell office:value-type="float" office:value="0.622709166821">
                <text:p>0.622709166821</text:p>
              </table:table-cell>
              <table:table-cell office:value-type="float" office:value="0.617141470913">
                <text:p>0.617141470913</text:p>
              </table:table-cell>
              <table:table-cell office:value-type="float" office:value="0.619973634203">
                <text:p>0.619973634203</text:p>
              </table:table-cell>
              <table:table-cell office:value-type="float" office:value="0.614731945455">
                <text:p>0.614731945455</text:p>
              </table:table-cell>
              <table:table-cell office:value-type="float" office:value="0.620506488854">
                <text:p>0.620506488854</text:p>
              </table:table-cell>
              <table:table-cell office:value-type="float" office:value="0.619698569243">
                <text:p>0.619698569243</text:p>
              </table:table-cell>
              <table:table-cell office:value-type="float" office:value="0.675652500407">
                <text:p>0.675652500407</text:p>
              </table:table-cell>
              <table:table-cell office:value-type="float" office:value="0.671122038221">
                <text:p>0.671122038221</text:p>
              </table:table-cell>
              <table:table-cell office:value-type="float" office:value="0.674035522363">
                <text:p>0.674035522363</text:p>
              </table:table-cell>
              <table:table-cell office:value-type="float" office:value="0.61880986809">
                <text:p>0.61880986809</text:p>
              </table:table-cell>
              <table:table-cell office:value-type="float" office:value="0.612589387779">
                <text:p>0.612589387779</text:p>
              </table:table-cell>
              <table:table-cell office:value-type="float" office:value="0.615745886353">
                <text:p>0.615745886353</text:p>
              </table:table-cell>
              <table:table-cell office:value-type="float" office:value="0.611013404687">
                <text:p>0.611013404687</text:p>
              </table:table-cell>
              <table:table-cell office:value-type="float" office:value="0.614251076185">
                <text:p>0.614251076185</text:p>
              </table:table-cell>
              <table:table-cell office:value-type="float" office:value="0.617439947191">
                <text:p>0.61743994719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584375239895">
                <text:p>0.584375239895</text:p>
              </table:table-cell>
              <table:table-cell office:value-type="float" office:value="0.586510496113">
                <text:p>0.586510496113</text:p>
              </table:table-cell>
              <table:table-cell office:value-type="float" office:value="0.561115745549">
                <text:p>0.561115745549</text:p>
              </table:table-cell>
              <table:table-cell office:value-type="float" office:value="0.561216881868">
                <text:p>0.561216881868</text:p>
              </table:table-cell>
              <table:table-cell office:value-type="float" office:value="0.561176710707">
                <text:p>0.561176710707</text:p>
              </table:table-cell>
              <table:table-cell office:value-type="float" office:value="0.565937252535">
                <text:p>0.565937252535</text:p>
              </table:table-cell>
              <table:table-cell office:value-type="float" office:value="0.568245548397">
                <text:p>0.568245548397</text:p>
              </table:table-cell>
              <table:table-cell office:value-type="float" office:value="0.559289997427">
                <text:p>0.559289997427</text:p>
              </table:table-cell>
              <table:table-cell office:value-type="float" office:value="0.56601084474">
                <text:p>0.56601084474</text:p>
              </table:table-cell>
              <table:table-cell office:value-type="float" office:value="0.581032774672">
                <text:p>0.581032774672</text:p>
              </table:table-cell>
              <table:table-cell office:value-type="float" office:value="0.543454955801">
                <text:p>0.543454955801</text:p>
              </table:table-cell>
              <table:table-cell office:value-type="float" office:value="0.560330409311">
                <text:p>0.560330409311</text:p>
              </table:table-cell>
              <table:table-cell office:value-type="float" office:value="0.543512315387">
                <text:p>0.543512315387</text:p>
              </table:table-cell>
              <table:table-cell office:value-type="float" office:value="0.564088200631">
                <text:p>0.564088200631</text:p>
              </table:table-cell>
              <table:table-cell office:value-type="float" office:value="0.567814633053">
                <text:p>0.567814633053</text:p>
              </table:table-cell>
              <table:table-cell office:value-type="float" office:value="0.566302518516">
                <text:p>0.566302518516</text:p>
              </table:table-cell>
              <table:table-cell office:value-type="float" office:value="0.569553674064">
                <text:p>0.569553674064</text:p>
              </table:table-cell>
              <table:table-cell office:value-type="float" office:value="0.568446627515">
                <text:p>0.568446627515</text:p>
              </table:table-cell>
              <table:table-cell office:value-type="float" office:value="0.562859158062">
                <text:p>0.562859158062</text:p>
              </table:table-cell>
              <table:table-cell office:value-type="float" office:value="0.564557360826">
                <text:p>0.564557360826</text:p>
              </table:table-cell>
              <table:table-cell office:value-type="float" office:value="0.563361612834">
                <text:p>0.563361612834</text:p>
              </table:table-cell>
              <table:table-cell office:value-type="float" office:value="0.564554028906">
                <text:p>0.564554028906</text:p>
              </table:table-cell>
              <table:table-cell office:value-type="float" office:value="0.58469261981">
                <text:p>0.58469261981</text:p>
              </table:table-cell>
              <table:table-cell office:value-type="float" office:value="0.575711140421">
                <text:p>0.575711140421</text:p>
              </table:table-cell>
              <table:table-cell office:value-type="float" office:value="0.57183057443">
                <text:p>0.57183057443</text:p>
              </table:table-cell>
              <table:table-cell office:value-type="float" office:value="0.553805889183">
                <text:p>0.553805889183</text:p>
              </table:table-cell>
              <table:table-cell office:value-type="float" office:value="0.55112323744">
                <text:p>0.55112323744</text:p>
              </table:table-cell>
              <table:table-cell office:value-type="float" office:value="0.552233589418">
                <text:p>0.552233589418</text:p>
              </table:table-cell>
              <table:table-cell office:value-type="float" office:value="0.547517187384">
                <text:p>0.547517187384</text:p>
              </table:table-cell>
              <table:table-cell office:value-type="float" office:value="0.552387570945">
                <text:p>0.552387570945</text:p>
              </table:table-cell>
              <table:table-cell office:value-type="float" office:value="0.553590514547">
                <text:p>0.553590514547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896915674812">
                <text:p>0.896915674812</text:p>
              </table:table-cell>
              <table:table-cell office:value-type="float" office:value="0.897827132188">
                <text:p>0.897827132188</text:p>
              </table:table-cell>
              <table:table-cell office:value-type="float" office:value="0.834819971644">
                <text:p>0.834819971644</text:p>
              </table:table-cell>
              <table:table-cell office:value-type="float" office:value="0.835952587721">
                <text:p>0.835952587721</text:p>
              </table:table-cell>
              <table:table-cell office:value-type="float" office:value="0.837087076119">
                <text:p>0.837087076119</text:p>
              </table:table-cell>
              <table:table-cell office:value-type="float" office:value="0.866831248836">
                <text:p>0.866831248836</text:p>
              </table:table-cell>
              <table:table-cell office:value-type="float" office:value="0.821179157258">
                <text:p>0.821179157258</text:p>
              </table:table-cell>
              <table:table-cell office:value-type="float" office:value="0.819625012556">
                <text:p>0.819625012556</text:p>
              </table:table-cell>
              <table:table-cell office:value-type="float" office:value="0.837169541569">
                <text:p>0.837169541569</text:p>
              </table:table-cell>
              <table:table-cell office:value-type="float" office:value="0.903263301993">
                <text:p>0.903263301993</text:p>
              </table:table-cell>
              <table:table-cell office:value-type="float" office:value="0.80835401933">
                <text:p>0.80835401933</text:p>
              </table:table-cell>
              <table:table-cell office:value-type="float" office:value="0.826225881533">
                <text:p>0.826225881533</text:p>
              </table:table-cell>
              <table:table-cell office:value-type="float" office:value="0.816624258482">
                <text:p>0.816624258482</text:p>
              </table:table-cell>
              <table:table-cell office:value-type="float" office:value="0.864528560218">
                <text:p>0.864528560218</text:p>
              </table:table-cell>
              <table:table-cell office:value-type="float" office:value="0.862084437786">
                <text:p>0.862084437786</text:p>
              </table:table-cell>
              <table:table-cell office:value-type="float" office:value="0.865235334926">
                <text:p>0.865235334926</text:p>
              </table:table-cell>
              <table:table-cell office:value-type="float" office:value="0.818989846675">
                <text:p>0.818989846675</text:p>
              </table:table-cell>
              <table:table-cell office:value-type="float" office:value="0.817599253759">
                <text:p>0.817599253759</text:p>
              </table:table-cell>
              <table:table-cell office:value-type="float" office:value="0.8182120887">
                <text:p>0.8182120887</text:p>
              </table:table-cell>
              <table:table-cell office:value-type="float" office:value="0.809291782501">
                <text:p>0.809291782501</text:p>
              </table:table-cell>
              <table:table-cell office:value-type="float" office:value="0.818158328776">
                <text:p>0.818158328776</text:p>
              </table:table-cell>
              <table:table-cell office:value-type="float" office:value="0.817849142154">
                <text:p>0.817849142154</text:p>
              </table:table-cell>
              <table:table-cell office:value-type="float" office:value="0.890160800309">
                <text:p>0.890160800309</text:p>
              </table:table-cell>
              <table:table-cell office:value-type="float" office:value="0.893049342409">
                <text:p>0.893049342409</text:p>
              </table:table-cell>
              <table:table-cell office:value-type="float" office:value="0.89103969619">
                <text:p>0.89103969619</text:p>
              </table:table-cell>
              <table:table-cell office:value-type="float" office:value="0.845862181098">
                <text:p>0.845862181098</text:p>
              </table:table-cell>
              <table:table-cell office:value-type="float" office:value="0.8422939081">
                <text:p>0.8422939081</text:p>
              </table:table-cell>
              <table:table-cell office:value-type="float" office:value="0.845415719123">
                <text:p>0.845415719123</text:p>
              </table:table-cell>
              <table:table-cell office:value-type="float" office:value="0.84332460823">
                <text:p>0.84332460823</text:p>
              </table:table-cell>
              <table:table-cell office:value-type="float" office:value="0.846256113551">
                <text:p>0.846256113551</text:p>
              </table:table-cell>
              <table:table-cell office:value-type="float" office:value="0.846793727713">
                <text:p>0.84679372771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691554188294">
                <text:p>0.691554188294</text:p>
              </table:table-cell>
              <table:table-cell office:value-type="float" office:value="0.688877586574">
                <text:p>0.688877586574</text:p>
              </table:table-cell>
              <table:table-cell office:value-type="float" office:value="0.637257617821">
                <text:p>0.637257617821</text:p>
              </table:table-cell>
              <table:table-cell office:value-type="float" office:value="0.635522650689">
                <text:p>0.635522650689</text:p>
              </table:table-cell>
              <table:table-cell office:value-type="float" office:value="0.636088206607">
                <text:p>0.636088206607</text:p>
              </table:table-cell>
              <table:table-cell office:value-type="float" office:value="0.67900879059">
                <text:p>0.67900879059</text:p>
              </table:table-cell>
              <table:table-cell office:value-type="float" office:value="0.629874343486">
                <text:p>0.629874343486</text:p>
              </table:table-cell>
              <table:table-cell office:value-type="float" office:value="0.631303412466">
                <text:p>0.631303412466</text:p>
              </table:table-cell>
              <table:table-cell office:value-type="float" office:value="0.635385211369">
                <text:p>0.635385211369</text:p>
              </table:table-cell>
              <table:table-cell office:value-type="float" office:value="0.706917219419">
                <text:p>0.706917219419</text:p>
              </table:table-cell>
              <table:table-cell office:value-type="float" office:value="0.6204165331">
                <text:p>0.6204165331</text:p>
              </table:table-cell>
              <table:table-cell office:value-type="float" office:value="0.635186661692">
                <text:p>0.635186661692</text:p>
              </table:table-cell>
              <table:table-cell office:value-type="float" office:value="0.622107632333">
                <text:p>0.622107632333</text:p>
              </table:table-cell>
              <table:table-cell office:value-type="float" office:value="0.68047037426">
                <text:p>0.68047037426</text:p>
              </table:table-cell>
              <table:table-cell office:value-type="float" office:value="0.678485059478">
                <text:p>0.678485059478</text:p>
              </table:table-cell>
              <table:table-cell office:value-type="float" office:value="0.678897100364">
                <text:p>0.678897100364</text:p>
              </table:table-cell>
              <table:table-cell office:value-type="float" office:value="0.632769507562">
                <text:p>0.632769507562</text:p>
              </table:table-cell>
              <table:table-cell office:value-type="float" office:value="0.632260767864">
                <text:p>0.632260767864</text:p>
              </table:table-cell>
              <table:table-cell office:value-type="float" office:value="0.634733580593">
                <text:p>0.634733580593</text:p>
              </table:table-cell>
              <table:table-cell office:value-type="float" office:value="0.631563648403">
                <text:p>0.631563648403</text:p>
              </table:table-cell>
              <table:table-cell office:value-type="float" office:value="0.636122179865">
                <text:p>0.636122179865</text:p>
              </table:table-cell>
              <table:table-cell office:value-type="float" office:value="0.63228417305">
                <text:p>0.63228417305</text:p>
              </table:table-cell>
              <table:table-cell office:value-type="float" office:value="0.688016953607">
                <text:p>0.688016953607</text:p>
              </table:table-cell>
              <table:table-cell office:value-type="float" office:value="0.688716336047">
                <text:p>0.688716336047</text:p>
              </table:table-cell>
              <table:table-cell office:value-type="float" office:value="0.687662110772">
                <text:p>0.687662110772</text:p>
              </table:table-cell>
              <table:table-cell office:value-type="float" office:value="0.637649091518">
                <text:p>0.637649091518</text:p>
              </table:table-cell>
              <table:table-cell office:value-type="float" office:value="0.634767842225">
                <text:p>0.634767842225</text:p>
              </table:table-cell>
              <table:table-cell office:value-type="float" office:value="0.637868180586">
                <text:p>0.637868180586</text:p>
              </table:table-cell>
              <table:table-cell office:value-type="float" office:value="0.635208258988">
                <text:p>0.635208258988</text:p>
              </table:table-cell>
              <table:table-cell office:value-type="float" office:value="0.637897500593">
                <text:p>0.637897500593</text:p>
              </table:table-cell>
              <table:table-cell office:value-type="float" office:value="0.637445457883">
                <text:p>0.637445457883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552330772264">
                <text:p>0.552330772264</text:p>
              </table:table-cell>
              <table:table-cell office:value-type="float" office:value="0.551851534035">
                <text:p>0.551851534035</text:p>
              </table:table-cell>
              <table:table-cell office:value-type="float" office:value="0.521220897818">
                <text:p>0.521220897818</text:p>
              </table:table-cell>
              <table:table-cell office:value-type="float" office:value="0.520528028928">
                <text:p>0.520528028928</text:p>
              </table:table-cell>
              <table:table-cell office:value-type="float" office:value="0.520738210612">
                <text:p>0.520738210612</text:p>
              </table:table-cell>
              <table:table-cell office:value-type="float" office:value="0.545651949724">
                <text:p>0.545651949724</text:p>
              </table:table-cell>
              <table:table-cell office:value-type="float" office:value="0.516547571158">
                <text:p>0.516547571158</text:p>
              </table:table-cell>
              <table:table-cell office:value-type="float" office:value="0.515987927063">
                <text:p>0.515987927063</text:p>
              </table:table-cell>
              <table:table-cell office:value-type="float" office:value="0.516663801295">
                <text:p>0.516663801295</text:p>
              </table:table-cell>
              <table:table-cell office:value-type="float" office:value="0.560084595586">
                <text:p>0.560084595586</text:p>
              </table:table-cell>
              <table:table-cell office:value-type="float" office:value="0.510138742787">
                <text:p>0.510138742787</text:p>
              </table:table-cell>
              <table:table-cell office:value-type="float" office:value="0.518008161583">
                <text:p>0.518008161583</text:p>
              </table:table-cell>
              <table:table-cell office:value-type="float" office:value="0.511288531728">
                <text:p>0.511288531728</text:p>
              </table:table-cell>
              <table:table-cell office:value-type="float" office:value="0.544882130484">
                <text:p>0.544882130484</text:p>
              </table:table-cell>
              <table:table-cell office:value-type="float" office:value="0.545287633291">
                <text:p>0.545287633291</text:p>
              </table:table-cell>
              <table:table-cell office:value-type="float" office:value="0.542597931523">
                <text:p>0.542597931523</text:p>
              </table:table-cell>
              <table:table-cell office:value-type="float" office:value="0.523074635843">
                <text:p>0.523074635843</text:p>
              </table:table-cell>
              <table:table-cell office:value-type="float" office:value="0.524147005949">
                <text:p>0.524147005949</text:p>
              </table:table-cell>
              <table:table-cell office:value-type="float" office:value="0.522668928026">
                <text:p>0.522668928026</text:p>
              </table:table-cell>
              <table:table-cell office:value-type="float" office:value="0.520129877238">
                <text:p>0.520129877238</text:p>
              </table:table-cell>
              <table:table-cell office:value-type="float" office:value="0.523349590043">
                <text:p>0.523349590043</text:p>
              </table:table-cell>
              <table:table-cell office:value-type="float" office:value="0.524589514347">
                <text:p>0.524589514347</text:p>
              </table:table-cell>
              <table:table-cell office:value-type="float" office:value="0.551059461219">
                <text:p>0.551059461219</text:p>
              </table:table-cell>
              <table:table-cell office:value-type="float" office:value="0.548552008166">
                <text:p>0.548552008166</text:p>
              </table:table-cell>
              <table:table-cell office:value-type="float" office:value="0.547842136161">
                <text:p>0.547842136161</text:p>
              </table:table-cell>
              <table:table-cell office:value-type="float" office:value="0.515621809574">
                <text:p>0.515621809574</text:p>
              </table:table-cell>
              <table:table-cell office:value-type="float" office:value="0.516022280645">
                <text:p>0.516022280645</text:p>
              </table:table-cell>
              <table:table-cell office:value-type="float" office:value="0.515822930285">
                <text:p>0.515822930285</text:p>
              </table:table-cell>
              <table:table-cell office:value-type="float" office:value="0.514600735258">
                <text:p>0.514600735258</text:p>
              </table:table-cell>
              <table:table-cell office:value-type="float" office:value="0.51559507504">
                <text:p>0.51559507504</text:p>
              </table:table-cell>
              <table:table-cell office:value-type="float" office:value="0.515872958757">
                <text:p>0.515872958757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721709551448444">
                <text:p>0.721709551448444</text:p>
              </table:table-cell>
              <table:table-cell office:value-type="float" office:value="0.720941019554556">
                <text:p>0.720941019554556</text:p>
              </table:table-cell>
              <table:table-cell office:value-type="float" office:value="0.677176499352">
                <text:p>0.677176499352</text:p>
              </table:table-cell>
              <table:table-cell office:value-type="float" office:value="0.676504453070111">
                <text:p>0.676504453070111</text:p>
              </table:table-cell>
              <table:table-cell office:value-type="float" office:value="0.678675134841778">
                <text:p>0.678675134841778</text:p>
              </table:table-cell>
              <table:table-cell office:value-type="float" office:value="0.703068069863111">
                <text:p>0.703068069863111</text:p>
              </table:table-cell>
              <table:table-cell office:value-type="float" office:value="0.671736857987222">
                <text:p>0.671736857987222</text:p>
              </table:table-cell>
              <table:table-cell office:value-type="float" office:value="0.666730623947">
                <text:p>0.666730623947</text:p>
              </table:table-cell>
              <table:table-cell office:value-type="float" office:value="0.676008775714111">
                <text:p>0.676008775714111</text:p>
              </table:table-cell>
              <table:table-cell office:value-type="float" office:value="0.724830610314556">
                <text:p>0.724830610314556</text:p>
              </table:table-cell>
              <table:table-cell office:value-type="float" office:value="0.655391169584556">
                <text:p>0.655391169584556</text:p>
              </table:table-cell>
              <table:table-cell office:value-type="float" office:value="0.676127015556778">
                <text:p>0.676127015556778</text:p>
              </table:table-cell>
              <table:table-cell office:value-type="float" office:value="0.658719055153667">
                <text:p>0.658719055153667</text:p>
              </table:table-cell>
              <table:table-cell office:value-type="float" office:value="0.704975137891889">
                <text:p>0.704975137891889</text:p>
              </table:table-cell>
              <table:table-cell office:value-type="float" office:value="0.703831657536111">
                <text:p>0.703831657536111</text:p>
              </table:table-cell>
              <table:table-cell office:value-type="float" office:value="0.703716879844556">
                <text:p>0.703716879844556</text:p>
              </table:table-cell>
              <table:table-cell office:value-type="float" office:value="0.672784494332444">
                <text:p>0.672784494332444</text:p>
              </table:table-cell>
              <table:table-cell office:value-type="float" office:value="0.670616788611333">
                <text:p>0.670616788611333</text:p>
              </table:table-cell>
              <table:table-cell office:value-type="float" office:value="0.672301523681222">
                <text:p>0.672301523681222</text:p>
              </table:table-cell>
              <table:table-cell office:value-type="float" office:value="0.664803265323778">
                <text:p>0.664803265323778</text:p>
              </table:table-cell>
              <table:table-cell office:value-type="float" office:value="0.672527286749444">
                <text:p>0.672527286749444</text:p>
              </table:table-cell>
              <table:table-cell office:value-type="float" office:value="0.671927184122333">
                <text:p>0.671927184122333</text:p>
              </table:table-cell>
              <table:table-cell office:value-type="float" office:value="0.71849264144">
                <text:p>0.71849264144</text:p>
              </table:table-cell>
              <table:table-cell office:value-type="float" office:value="0.718122141215667">
                <text:p>0.718122141215667</text:p>
              </table:table-cell>
              <table:table-cell office:value-type="float" office:value="0.715973816852778">
                <text:p>0.715973816852778</text:p>
              </table:table-cell>
              <table:table-cell office:value-type="float" office:value="0.674983828726445">
                <text:p>0.674983828726445</text:p>
              </table:table-cell>
              <table:table-cell office:value-type="float" office:value="0.671732423111">
                <text:p>0.671732423111</text:p>
              </table:table-cell>
              <table:table-cell office:value-type="float" office:value="0.674313599175556">
                <text:p>0.674313599175556</text:p>
              </table:table-cell>
              <table:table-cell office:value-type="float" office:value="0.667104995783889">
                <text:p>0.667104995783889</text:p>
              </table:table-cell>
              <table:table-cell office:value-type="float" office:value="0.676423041308222">
                <text:p>0.676423041308222</text:p>
              </table:table-cell>
              <table:table-cell office:value-type="float" office:value="0.677835340871222">
                <text:p>0.677835340871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